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67937"/>
    </style:style>
    <style:style style:name="P2" style:family="paragraph" style:parent-style-name="Standard">
      <style:text-properties officeooo:rsid="00067937" officeooo:paragraph-rsid="00067937"/>
    </style:style>
    <style:style style:name="P3" style:family="paragraph" style:parent-style-name="Standard">
      <style:text-properties officeooo:paragraph-rsid="00067937" fo:background-color="#eeeeee"/>
    </style:style>
    <style:style style:name="P4" style:family="paragraph" style:parent-style-name="Standard">
      <style:text-properties officeooo:rsid="0007da48" officeooo:paragraph-rsid="0007da48" fo:background-color="#eeeeee"/>
    </style:style>
    <style:style style:name="P5" style:family="paragraph" style:parent-style-name="Standard">
      <style:text-properties officeooo:rsid="0007da48" officeooo:paragraph-rsid="0007da48" fo:background-color="transparent"/>
    </style:style>
    <style:style style:name="P6" style:family="paragraph" style:parent-style-name="Standard">
      <style:text-properties fo:font-size="12pt" officeooo:rsid="00067937" officeooo:paragraph-rsid="0007da48" fo:background-color="#eeeeee" style:font-size-asian="12pt" style:font-size-complex="12pt"/>
    </style:style>
    <style:style style:name="P7" style:family="paragraph" style:parent-style-name="Standard">
      <style:text-properties fo:font-weight="normal" officeooo:rsid="002d0f1b" officeooo:paragraph-rsid="002d0f1b" style:font-weight-asian="normal" style:font-weight-complex="normal"/>
    </style:style>
    <style:style style:name="P8" style:family="paragraph" style:parent-style-name="Standard">
      <style:text-properties fo:font-weight="normal" officeooo:rsid="002e4695" officeooo:paragraph-rsid="002e4695" style:font-weight-asian="normal" style:font-weight-complex="normal"/>
    </style:style>
    <style:style style:name="P9" style:family="paragraph" style:parent-style-name="Standard">
      <style:text-properties fo:font-weight="bold" officeooo:rsid="002d0f1b" officeooo:paragraph-rsid="002d0f1b" style:font-weight-asian="bold" style:font-weight-complex="bold"/>
    </style:style>
    <style:style style:name="P10" style:family="paragraph" style:parent-style-name="Standard">
      <style:text-properties officeooo:rsid="002e9dd7" officeooo:paragraph-rsid="002e9dd7"/>
    </style:style>
    <style:style style:name="P11" style:family="paragraph" style:parent-style-name="Standard">
      <style:text-properties fo:font-style="italic" officeooo:rsid="002e9dd7" officeooo:paragraph-rsid="002e9dd7" style:font-style-asian="italic" style:font-style-complex="italic"/>
    </style:style>
    <style:style style:name="P12" style:family="paragraph" style:parent-style-name="Standard">
      <style:text-properties fo:font-style="italic" fo:font-weight="normal" officeooo:rsid="0058b6a8" officeooo:paragraph-rsid="0058b6a8" style:font-style-asian="italic" style:font-weight-asian="normal" style:font-style-complex="italic" style:font-weight-complex="normal"/>
    </style:style>
    <style:style style:name="P13" style:family="paragraph" style:parent-style-name="Standard">
      <style:text-properties fo:font-style="normal" fo:font-weight="normal" officeooo:rsid="0058b6a8" officeooo:paragraph-rsid="0058b6a8" style:font-style-asian="normal" style:font-weight-asian="normal" style:font-style-complex="normal" style:font-weight-complex="normal"/>
    </style:style>
    <style:style style:name="P14" style:family="paragraph" style:parent-style-name="Text_20_body">
      <style:text-properties officeooo:rsid="0008e07f" officeooo:paragraph-rsid="000a8917"/>
    </style:style>
    <style:style style:name="P15" style:family="paragraph" style:parent-style-name="Text_20_body">
      <style:text-properties officeooo:paragraph-rsid="000a8917"/>
    </style:style>
    <style:style style:name="P16" style:family="paragraph" style:parent-style-name="Text_20_body">
      <style:text-properties officeooo:rsid="000c2f1f" officeooo:paragraph-rsid="000c2f1f"/>
    </style:style>
    <style:style style:name="P17" style:family="paragraph" style:parent-style-name="Text_20_body">
      <style:text-properties style:font-name="Liberation Serif" fo:font-size="18pt" fo:font-weight="normal" officeooo:rsid="0010b768" officeooo:paragraph-rsid="00120ea5" style:font-size-asian="18pt" style:font-weight-asian="normal" style:font-size-complex="18pt" style:font-weight-complex="normal"/>
    </style:style>
    <style:style style:name="P18" style:family="paragraph" style:parent-style-name="Text_20_body">
      <style:text-properties style:font-name="Liberation Serif" fo:font-size="18pt" fo:font-weight="normal" officeooo:paragraph-rsid="00157f22"/>
    </style:style>
    <style:style style:name="P19" style:family="paragraph" style:parent-style-name="Text_20_body">
      <style:text-properties style:font-name="Liberation Serif" fo:font-size="12pt" fo:font-weight="bold" officeooo:rsid="0010b768" officeooo:paragraph-rsid="0010b768" style:font-size-asian="12pt" style:font-weight-asian="bold" style:font-size-complex="12pt" style:font-weight-complex="bold"/>
    </style:style>
    <style:style style:name="P20" style:family="paragraph" style:parent-style-name="Text_20_body">
      <style:text-properties fo:font-size="12pt" fo:font-weight="bold" officeooo:rsid="0007da48" officeooo:paragraph-rsid="0007da48" style:font-size-asian="12pt" style:font-weight-asian="bold" style:font-size-complex="12pt" style:font-weight-complex="bold"/>
    </style:style>
    <style:style style:name="P21" style:family="paragraph" style:parent-style-name="Text_20_body">
      <style:text-properties fo:font-size="12pt" officeooo:rsid="0008e07f" officeooo:paragraph-rsid="0008e07f" style:font-size-asian="12pt" style:font-size-complex="12pt"/>
    </style:style>
    <style:style style:name="P22" style:family="paragraph" style:parent-style-name="Text_20_body">
      <style:text-properties fo:font-weight="normal" officeooo:rsid="001cecdd" officeooo:paragraph-rsid="001cecdd" style:font-weight-asian="normal" style:font-weight-complex="normal"/>
    </style:style>
    <style:style style:name="P23" style:family="paragraph" style:parent-style-name="Text_20_body">
      <style:text-properties fo:font-weight="normal" officeooo:rsid="001e3a47" officeooo:paragraph-rsid="001e3a47" style:font-weight-asian="normal" style:font-weight-complex="normal"/>
    </style:style>
    <style:style style:name="P24" style:family="paragraph" style:parent-style-name="Text_20_body">
      <style:text-properties fo:font-weight="normal" officeooo:rsid="004290a4" officeooo:paragraph-rsid="004290a4" style:font-weight-asian="normal" style:font-weight-complex="normal"/>
    </style:style>
    <style:style style:name="P25" style:family="paragraph" style:parent-style-name="Text_20_body">
      <style:text-properties fo:font-weight="normal" officeooo:rsid="004290a4" officeooo:paragraph-rsid="004487dd" style:font-weight-asian="normal" style:font-weight-complex="normal"/>
    </style:style>
    <style:style style:name="P26" style:family="paragraph" style:parent-style-name="Text_20_body">
      <style:text-properties fo:font-weight="normal" officeooo:rsid="004b20a1" officeooo:paragraph-rsid="004b20a1" style:font-weight-asian="normal" style:font-weight-complex="normal"/>
    </style:style>
    <style:style style:name="P27" style:family="paragraph" style:parent-style-name="Text_20_body">
      <style:text-properties fo:font-weight="normal" officeooo:rsid="0052ff9d" officeooo:paragraph-rsid="0052ff9d" style:font-weight-asian="normal" style:font-weight-complex="normal"/>
    </style:style>
    <style:style style:name="P28" style:family="paragraph" style:parent-style-name="Text_20_body">
      <style:text-properties fo:font-weight="normal" officeooo:rsid="0055a5eb" officeooo:paragraph-rsid="0055a5eb" style:font-weight-asian="normal" style:font-weight-complex="normal"/>
    </style:style>
    <style:style style:name="P29" style:family="paragraph" style:parent-style-name="Text_20_body">
      <style:text-properties fo:font-weight="normal" officeooo:paragraph-rsid="001e3a47"/>
    </style:style>
    <style:style style:name="P30" style:family="paragraph" style:parent-style-name="Text_20_body">
      <style:text-properties fo:font-weight="normal" officeooo:rsid="00204824" officeooo:paragraph-rsid="00204824"/>
    </style:style>
    <style:style style:name="P31" style:family="paragraph" style:parent-style-name="Text_20_body">
      <style:text-properties fo:font-weight="normal" officeooo:rsid="0021b03a" officeooo:paragraph-rsid="0021b03a"/>
    </style:style>
    <style:style style:name="P32" style:family="paragraph" style:parent-style-name="Text_20_body">
      <style:text-properties fo:font-weight="normal" officeooo:rsid="00234ebe" officeooo:paragraph-rsid="00234ebe"/>
    </style:style>
    <style:style style:name="P33" style:family="paragraph" style:parent-style-name="Text_20_body">
      <style:text-properties fo:font-weight="normal" officeooo:rsid="002490d7" officeooo:paragraph-rsid="002490d7"/>
    </style:style>
    <style:style style:name="P34" style:family="paragraph" style:parent-style-name="Text_20_body">
      <style:text-properties fo:font-weight="normal" officeooo:rsid="002b523b" officeooo:paragraph-rsid="002b523b"/>
    </style:style>
    <style:style style:name="P35" style:family="paragraph" style:parent-style-name="Text_20_body">
      <style:text-properties fo:font-weight="normal" officeooo:rsid="002b84f6" officeooo:paragraph-rsid="002b84f6"/>
    </style:style>
    <style:style style:name="P36" style:family="paragraph" style:parent-style-name="Text_20_body">
      <style:text-properties fo:font-weight="normal" officeooo:rsid="002cea4c" officeooo:paragraph-rsid="002cea4c"/>
    </style:style>
    <style:style style:name="P37" style:family="paragraph" style:parent-style-name="Text_20_body">
      <style:text-properties fo:font-weight="normal" officeooo:rsid="002d0f1b" officeooo:paragraph-rsid="002d0f1b"/>
    </style:style>
    <style:style style:name="P38" style:family="paragraph" style:parent-style-name="Text_20_body">
      <style:text-properties fo:font-weight="normal" officeooo:paragraph-rsid="004f1794"/>
    </style:style>
    <style:style style:name="P39" style:family="paragraph" style:parent-style-name="Text_20_body">
      <style:text-properties fo:font-weight="normal" officeooo:rsid="005055bc" officeooo:paragraph-rsid="005055bc"/>
    </style:style>
    <style:style style:name="P40" style:family="paragraph" style:parent-style-name="Text_20_body">
      <style:text-properties fo:font-style="normal" fo:font-weight="bold" officeooo:rsid="001cecdd" officeooo:paragraph-rsid="001cecdd" style:font-style-asian="normal" style:font-weight-asian="bold" style:font-style-complex="normal" style:font-weight-complex="bold"/>
    </style:style>
    <style:style style:name="P41" style:family="paragraph" style:parent-style-name="Text_20_body">
      <style:text-properties fo:font-style="normal" fo:font-weight="normal" officeooo:rsid="001e3a47" officeooo:paragraph-rsid="001e3a47" style:font-style-asian="normal" style:font-weight-asian="normal" style:font-style-complex="normal" style:font-weight-complex="normal"/>
    </style:style>
    <style:style style:name="P42" style:family="paragraph" style:parent-style-name="Text_20_body">
      <style:text-properties fo:font-style="normal" fo:font-weight="normal" officeooo:rsid="00204824" officeooo:paragraph-rsid="00204824" style:font-style-asian="normal" style:font-weight-asian="normal" style:font-style-complex="normal" style:font-weight-complex="normal"/>
    </style:style>
    <style:style style:name="P43" style:family="paragraph" style:parent-style-name="Text_20_body">
      <style:text-properties fo:font-style="normal" fo:font-weight="normal" officeooo:rsid="00234ebe" officeooo:paragraph-rsid="00234ebe" style:font-style-asian="normal" style:font-weight-asian="normal" style:font-style-complex="normal" style:font-weight-complex="normal"/>
    </style:style>
    <style:style style:name="P44" style:family="paragraph" style:parent-style-name="Text_20_body">
      <style:text-properties fo:font-style="normal" fo:font-weight="normal" officeooo:rsid="0057924f" officeooo:paragraph-rsid="0057924f" style:font-style-asian="normal" style:font-weight-asian="normal" style:font-style-complex="normal" style:font-weight-complex="normal"/>
    </style:style>
    <style:style style:name="P45" style:family="paragraph" style:parent-style-name="Text_20_body">
      <style:text-properties fo:font-style="normal" fo:font-weight="normal" officeooo:rsid="0057a1b0" officeooo:paragraph-rsid="0057a1b0" style:font-style-asian="normal" style:font-weight-asian="normal" style:font-style-complex="normal" style:font-weight-complex="normal"/>
    </style:style>
    <style:style style:name="P46" style:family="paragraph" style:parent-style-name="Text_20_body">
      <style:text-properties fo:font-style="normal" fo:font-weight="normal" officeooo:rsid="0058b6a8" officeooo:paragraph-rsid="0058b6a8" style:font-style-asian="normal" style:font-weight-asian="normal" style:font-style-complex="normal" style:font-weight-complex="normal"/>
    </style:style>
    <style:style style:name="P47" style:family="paragraph" style:parent-style-name="Text_20_body">
      <style:text-properties fo:font-style="normal" style:text-underline-style="none" fo:font-weight="normal" officeooo:rsid="002e9dd7" officeooo:paragraph-rsid="002e9dd7" style:font-style-asian="normal" style:font-weight-asian="normal" style:font-style-complex="normal" style:font-weight-complex="normal"/>
    </style:style>
    <style:style style:name="P48" style:family="paragraph" style:parent-style-name="Text_20_body">
      <style:text-properties fo:font-style="normal" style:text-underline-style="none" fo:font-weight="normal" officeooo:rsid="0034e680" officeooo:paragraph-rsid="003259fc" style:font-style-asian="normal" style:font-weight-asian="normal" style:font-style-complex="normal" style:font-weight-complex="normal"/>
    </style:style>
    <style:style style:name="P49" style:family="paragraph" style:parent-style-name="Text_20_body">
      <style:text-properties fo:font-style="normal" style:text-underline-style="none" fo:font-weight="normal" officeooo:rsid="003c7020" officeooo:paragraph-rsid="003c7020" style:font-style-asian="normal" style:font-weight-asian="normal" style:font-style-complex="normal" style:font-weight-complex="normal"/>
    </style:style>
    <style:style style:name="P50" style:family="paragraph" style:parent-style-name="Text_20_body">
      <style:text-properties fo:font-style="normal" style:text-underline-style="none" fo:font-weight="normal" officeooo:rsid="003e6a7f" officeooo:paragraph-rsid="003e6a7f" style:font-style-asian="normal" style:font-weight-asian="normal" style:font-style-complex="normal" style:font-weight-complex="normal"/>
    </style:style>
    <style:style style:name="P51" style:family="paragraph" style:parent-style-name="Text_20_body">
      <style:text-properties fo:font-style="normal" style:text-underline-style="none" fo:font-weight="bold" officeooo:rsid="003259fc" officeooo:paragraph-rsid="003259fc" style:font-style-asian="normal" style:font-weight-asian="bold" style:font-style-complex="normal" style:font-weight-complex="bold"/>
    </style:style>
    <style:style style:name="P52" style:family="paragraph" style:parent-style-name="Text_20_body">
      <style:text-properties fo:font-style="normal" style:text-underline-style="none" fo:font-weight="bold" officeooo:rsid="0035faf4" officeooo:paragraph-rsid="0035faf4" style:font-style-asian="normal" style:font-weight-asian="bold" style:font-style-complex="normal" style:font-weight-complex="bold"/>
    </style:style>
    <style:style style:name="P53" style:family="paragraph" style:parent-style-name="Text_20_body">
      <style:text-properties fo:font-style="normal" style:text-underline-style="none" fo:font-weight="bold" officeooo:rsid="0038a6e6" officeooo:paragraph-rsid="0038a6e6" style:font-style-asian="normal" style:font-weight-asian="bold" style:font-style-complex="normal" style:font-weight-complex="bold"/>
    </style:style>
    <style:style style:name="P54" style:family="paragraph" style:parent-style-name="Text_20_body">
      <style:text-properties fo:font-style="normal" style:text-underline-style="none" fo:font-weight="bold" officeooo:rsid="0038a6e6" officeooo:paragraph-rsid="003a7fbb" style:font-style-asian="normal" style:font-weight-asian="bold" style:font-style-complex="normal" style:font-weight-complex="bold"/>
    </style:style>
    <style:style style:name="P55" style:family="paragraph" style:parent-style-name="Text_20_body">
      <style:text-properties fo:font-style="normal" style:text-underline-style="none" fo:font-weight="bold" officeooo:rsid="003a7fbb" officeooo:paragraph-rsid="003be72b" style:font-style-asian="normal" style:font-weight-asian="bold" style:font-style-complex="normal" style:font-weight-complex="bold"/>
    </style:style>
    <style:style style:name="P56" style:family="paragraph" style:parent-style-name="Text_20_body">
      <style:text-properties fo:font-style="normal" style:text-underline-style="none" fo:font-weight="bold" officeooo:rsid="003be72b" officeooo:paragraph-rsid="003be72b" style:font-style-asian="normal" style:font-weight-asian="bold" style:font-style-complex="normal" style:font-weight-complex="bold"/>
    </style:style>
    <style:style style:name="P57" style:family="paragraph" style:parent-style-name="Text_20_body">
      <style:text-properties fo:font-style="normal" style:text-underline-style="none" fo:font-weight="bold" officeooo:rsid="003c7020" officeooo:paragraph-rsid="003c7020" style:font-style-asian="normal" style:font-weight-asian="bold" style:font-style-complex="normal" style:font-weight-complex="bold"/>
    </style:style>
    <style:style style:name="P58" style:family="paragraph" style:parent-style-name="Text_20_body">
      <style:text-properties fo:font-style="normal" style:text-underline-style="none" fo:font-weight="bold" officeooo:rsid="003c7020" officeooo:paragraph-rsid="003e6a7f" style:font-style-asian="normal" style:font-weight-asian="bold" style:font-style-complex="normal" style:font-weight-complex="bold"/>
    </style:style>
    <style:style style:name="P59" style:family="paragraph" style:parent-style-name="Text_20_body">
      <style:text-properties fo:font-style="normal" style:text-underline-style="none" fo:font-weight="bold" officeooo:rsid="003e6a7f" officeooo:paragraph-rsid="003e6a7f" style:font-style-asian="normal" style:font-weight-asian="bold" style:font-style-complex="normal" style:font-weight-complex="bold"/>
    </style:style>
    <style:style style:name="P60" style:family="paragraph" style:parent-style-name="Text_20_body">
      <style:text-properties fo:font-style="normal" style:text-underline-style="none" fo:font-weight="bold" officeooo:rsid="00404799" officeooo:paragraph-rsid="00404799" style:font-style-asian="normal" style:font-weight-asian="bold" style:font-style-complex="normal" style:font-weight-complex="bold"/>
    </style:style>
    <style:style style:name="P61" style:family="paragraph" style:parent-style-name="Text_20_body">
      <style:text-properties fo:font-style="normal" style:text-underline-style="none" officeooo:rsid="003259fc" officeooo:paragraph-rsid="003259fc" style:font-style-asian="normal" style:font-weight-asian="normal" style:font-style-complex="normal" style:font-weight-complex="normal"/>
    </style:style>
    <style:style style:name="P62" style:family="paragraph" style:parent-style-name="Text_20_body">
      <style:text-properties officeooo:rsid="002e4695" officeooo:paragraph-rsid="002e4695"/>
    </style:style>
    <style:style style:name="P63" style:family="paragraph" style:parent-style-name="Text_20_body">
      <style:text-properties officeooo:rsid="003259fc" officeooo:paragraph-rsid="003259fc"/>
    </style:style>
    <style:style style:name="P64" style:family="paragraph" style:parent-style-name="Text_20_body">
      <style:text-properties style:text-underline-style="none" fo:font-weight="normal" officeooo:rsid="0045b8fb" officeooo:paragraph-rsid="0045b8fb" style:font-weight-asian="normal" style:font-weight-complex="normal"/>
    </style:style>
    <style:style style:name="P65" style:family="paragraph" style:parent-style-name="Text_20_body">
      <style:text-properties style:text-underline-style="none" fo:font-weight="normal" officeooo:rsid="0047b5b2" officeooo:paragraph-rsid="0047b5b2" style:font-weight-asian="normal" style:font-weight-complex="normal"/>
    </style:style>
    <style:style style:name="P66" style:family="paragraph" style:parent-style-name="Text_20_body">
      <style:text-properties style:text-underline-style="none" fo:font-weight="normal" officeooo:rsid="0047b5b2" officeooo:paragraph-rsid="00480d12" style:font-weight-asian="normal" style:font-weight-complex="normal"/>
    </style:style>
    <style:style style:name="P67" style:family="paragraph" style:parent-style-name="Text_20_body">
      <style:text-properties style:text-underline-style="none" fo:font-weight="normal" officeooo:rsid="004487dd" officeooo:paragraph-rsid="004487dd" style:font-weight-asian="normal" style:font-weight-complex="normal"/>
    </style:style>
    <style:style style:name="P68" style:family="paragraph" style:parent-style-name="Text_20_body">
      <style:text-properties style:text-underline-style="none" fo:font-weight="normal" officeooo:rsid="00480d12" officeooo:paragraph-rsid="00480d12" style:font-weight-asian="normal" style:font-weight-complex="normal"/>
    </style:style>
    <style:style style:name="P69" style:family="paragraph" style:parent-style-name="Text_20_body">
      <style:text-properties style:text-underline-style="none" fo:font-weight="normal" officeooo:rsid="004b20a1" officeooo:paragraph-rsid="004b20a1" style:font-weight-asian="normal" style:font-weight-complex="normal"/>
    </style:style>
    <style:style style:name="P70" style:family="paragraph" style:parent-style-name="Text_20_body">
      <style:text-properties style:text-underline-style="none" fo:font-weight="normal" officeooo:rsid="004e6f2c" officeooo:paragraph-rsid="004e6f2c" style:font-weight-asian="normal" style:font-weight-complex="normal"/>
    </style:style>
    <style:style style:name="P71" style:family="paragraph" style:parent-style-name="Text_20_body">
      <style:text-properties fo:font-weight="bold" officeooo:rsid="0040db94" officeooo:paragraph-rsid="0040db94" style:font-weight-asian="bold" style:font-weight-complex="bold"/>
    </style:style>
    <style:style style:name="P72" style:family="paragraph" style:parent-style-name="Text_20_body">
      <style:text-properties fo:font-weight="bold" officeooo:rsid="004f1794" officeooo:paragraph-rsid="004f1794" style:font-weight-asian="bold" style:font-weight-complex="bold"/>
    </style:style>
    <style:style style:name="P73" style:family="paragraph" style:parent-style-name="Text_20_body">
      <style:text-properties fo:font-weight="bold" officeooo:rsid="005102f8" officeooo:paragraph-rsid="005102f8" style:font-weight-asian="bold" style:font-weight-complex="bold"/>
    </style:style>
    <style:style style:name="P74" style:family="paragraph" style:parent-style-name="Text_20_body">
      <style:text-properties officeooo:paragraph-rsid="00496efa"/>
    </style:style>
    <style:style style:name="P75" style:family="paragraph" style:parent-style-name="Text_20_body">
      <style:text-properties officeooo:rsid="004af3cc" officeooo:paragraph-rsid="004af3cc"/>
    </style:style>
    <style:style style:name="P76" style:family="paragraph" style:parent-style-name="Text_20_body">
      <style:text-properties fo:font-style="italic" fo:font-weight="normal" officeooo:rsid="00234ebe" officeooo:paragraph-rsid="00234ebe" style:font-style-asian="italic" style:font-style-complex="italic"/>
    </style:style>
    <style:style style:name="P77" style:family="paragraph" style:parent-style-name="Text_20_body">
      <style:text-properties fo:font-style="italic" fo:font-weight="normal" officeooo:rsid="002b84f6" officeooo:paragraph-rsid="002b84f6" style:font-style-asian="italic" style:font-style-complex="italic"/>
    </style:style>
    <style:style style:name="P78" style:family="paragraph" style:parent-style-name="Text_20_body">
      <style:text-properties fo:font-style="italic" fo:font-weight="normal" officeooo:rsid="002d0f1b" officeooo:paragraph-rsid="002e4695" style:font-style-asian="italic" style:font-style-complex="italic"/>
    </style:style>
    <style:style style:name="P79" style:family="paragraph" style:parent-style-name="Text_20_body">
      <style:text-properties fo:font-style="italic" fo:font-weight="normal" officeooo:rsid="004290a4" officeooo:paragraph-rsid="004487dd" style:font-style-asian="italic" style:font-weight-asian="normal" style:font-style-complex="italic" style:font-weight-complex="normal"/>
    </style:style>
    <style:style style:name="P80" style:family="paragraph" style:parent-style-name="Text_20_body">
      <style:text-properties fo:font-style="italic" fo:font-weight="normal" officeooo:rsid="004b20a1" officeooo:paragraph-rsid="004b20a1" style:font-style-asian="italic" style:font-weight-asian="normal" style:font-style-complex="italic" style:font-weight-complex="normal"/>
    </style:style>
    <style:style style:name="P81" style:family="paragraph" style:parent-style-name="Text_20_body">
      <style:text-properties fo:font-style="italic" officeooo:rsid="002e4695" officeooo:paragraph-rsid="002e4695" style:font-style-asian="italic" style:font-weight-asian="normal" style:font-style-complex="italic" style:font-weight-complex="normal"/>
    </style:style>
    <style:style style:name="P82" style:family="paragraph" style:parent-style-name="Text_20_body">
      <style:text-properties fo:font-style="italic" officeooo:rsid="003259fc" officeooo:paragraph-rsid="0035e358" style:font-style-asian="italic" style:font-style-complex="italic"/>
    </style:style>
    <style:style style:name="P83" style:family="paragraph" style:parent-style-name="Text_20_body">
      <style:text-properties fo:font-style="italic" officeooo:rsid="004af3cc" officeooo:paragraph-rsid="004af3cc" style:font-style-asian="italic" style:font-style-complex="italic"/>
    </style:style>
    <style:style style:name="P84" style:family="paragraph" style:parent-style-name="Text_20_body">
      <style:text-properties fo:font-style="italic" style:text-underline-style="none" fo:font-weight="normal" officeooo:rsid="002e9dd7" officeooo:paragraph-rsid="002e9dd7" style:font-style-asian="italic" style:font-weight-asian="normal" style:font-style-complex="italic" style:font-weight-complex="normal"/>
    </style:style>
    <style:style style:name="P85" style:family="paragraph" style:parent-style-name="Text_20_body">
      <style:text-properties fo:font-style="italic" style:text-underline-style="none" fo:font-weight="normal" officeooo:rsid="003e6a7f" officeooo:paragraph-rsid="003e6a7f" style:font-style-asian="italic" style:font-weight-asian="normal" style:font-style-complex="italic" style:font-weight-complex="normal"/>
    </style:style>
    <style:style style:name="P86" style:family="paragraph" style:parent-style-name="Subtitle">
      <style:text-properties officeooo:rsid="0007da48" officeooo:paragraph-rsid="0007da48"/>
    </style:style>
    <style:style style:name="P87" style:family="paragraph" style:parent-style-name="Subtitle">
      <style:text-properties style:font-name="Liberation Sans" fo:font-size="18pt" officeooo:rsid="000fb9ae" officeooo:paragraph-rsid="000fb9ae" style:font-size-asian="18pt" style:font-size-complex="18pt"/>
    </style:style>
    <style:style style:name="P88" style:family="paragraph" style:parent-style-name="Subtitle">
      <style:text-properties fo:font-size="18pt" officeooo:rsid="001cecdd" officeooo:paragraph-rsid="001cecdd" style:font-size-asian="18pt" style:font-size-complex="18pt"/>
    </style:style>
    <style:style style:name="P89" style:family="paragraph" style:parent-style-name="Subtitle">
      <style:text-properties fo:font-size="18pt" fo:font-weight="normal" officeooo:rsid="001cecdd" officeooo:paragraph-rsid="002d0f1b" style:font-size-asian="18pt" style:font-size-complex="18pt"/>
    </style:style>
    <style:style style:name="P90" style:family="paragraph" style:parent-style-name="Subtitle">
      <style:text-properties fo:font-size="18pt" fo:font-weight="normal" officeooo:rsid="001cecdd" officeooo:paragraph-rsid="003259fc" style:font-size-asian="18pt" style:font-size-complex="18pt"/>
    </style:style>
    <style:style style:name="P91" style:family="paragraph" style:parent-style-name="Subtitle">
      <style:text-properties fo:font-size="18pt" fo:font-weight="normal" officeooo:rsid="001cecdd" officeooo:paragraph-rsid="0035faf4" style:font-size-asian="18pt" style:font-size-complex="18pt"/>
    </style:style>
    <style:style style:name="P92" style:family="paragraph" style:parent-style-name="Subtitle">
      <style:text-properties fo:font-size="18pt" fo:font-style="normal" style:text-underline-style="none" fo:font-weight="normal" officeooo:rsid="001cecdd" officeooo:paragraph-rsid="0040db94" style:font-size-asian="18pt" style:font-style-asian="normal" style:font-weight-asian="bold" style:font-size-complex="18pt" style:font-style-complex="normal" style:font-weight-complex="bold"/>
    </style:style>
    <style:style style:name="P93" style:family="paragraph" style:parent-style-name="Subtitle">
      <style:text-properties officeooo:rsid="004f1794" officeooo:paragraph-rsid="004f1794"/>
    </style:style>
    <style:style style:name="P94" style:family="paragraph" style:parent-style-name="Subtitle">
      <style:text-properties officeooo:paragraph-rsid="005102f8"/>
    </style:style>
    <style:style style:name="P95" style:family="paragraph" style:parent-style-name="Heading">
      <style:text-properties fo:font-size="12pt" style:font-size-asian="12pt" style:font-size-complex="12pt"/>
    </style:style>
    <style:style style:name="P96" style:family="paragraph" style:parent-style-name="Heading">
      <style:text-properties style:font-name="Liberation Sans" fo:font-size="12pt" officeooo:rsid="000fb9ae" officeooo:paragraph-rsid="0010b768" style:font-size-asian="12pt" style:font-size-complex="12pt"/>
    </style:style>
    <style:style style:name="P97" style:family="paragraph" style:parent-style-name="Heading">
      <style:text-properties fo:font-style="normal" officeooo:rsid="001cecdd" officeooo:paragraph-rsid="001cecdd" style:font-style-asian="normal" style:font-weight-asian="normal" style:font-style-complex="normal" style:font-weight-complex="normal"/>
    </style:style>
    <style:style style:name="P98" style:family="paragraph" style:parent-style-name="Heading">
      <style:text-properties fo:font-style="normal" officeooo:rsid="002d0f1b" officeooo:paragraph-rsid="002d0f1b" style:font-style-asian="normal" style:font-weight-asian="normal" style:font-style-complex="normal" style:font-weight-complex="normal"/>
    </style:style>
    <style:style style:name="P99" style:family="paragraph" style:parent-style-name="Heading">
      <style:text-properties fo:font-style="normal" style:text-underline-style="none" officeooo:rsid="003259fc" officeooo:paragraph-rsid="003259fc" style:font-style-asian="normal" style:font-weight-asian="normal" style:font-style-complex="normal" style:font-weight-complex="normal"/>
    </style:style>
    <style:style style:name="P100" style:family="paragraph" style:parent-style-name="Heading">
      <style:text-properties fo:font-style="normal" style:text-underline-style="none" officeooo:rsid="0035faf4" officeooo:paragraph-rsid="0035faf4" style:font-style-asian="normal" style:font-weight-asian="normal" style:font-style-complex="normal" style:font-weight-complex="normal"/>
    </style:style>
    <style:style style:name="P101" style:family="paragraph" style:parent-style-name="Heading">
      <style:text-properties officeooo:rsid="004f1794" officeooo:paragraph-rsid="004f1794"/>
    </style:style>
    <style:style style:name="P102" style:family="paragraph" style:parent-style-name="Heading">
      <style:text-properties fo:font-weight="normal" officeooo:rsid="005102f8" officeooo:paragraph-rsid="005102f8" style:font-weight-asian="normal" style:font-weight-complex="normal"/>
    </style:style>
    <style:style style:name="T1" style:family="text">
      <style:text-properties fo:font-size="12pt" style:font-size-asian="12pt" style:font-size-complex="12pt"/>
    </style:style>
    <style:style style:name="T2" style:family="text">
      <style:text-properties fo:font-size="12pt" officeooo:rsid="00199675" style:font-size-asian="12pt" style:font-size-complex="12pt"/>
    </style:style>
    <style:style style:name="T3" style:family="text">
      <style:text-properties fo:font-size="12pt" officeooo:rsid="0028e300"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italic" officeooo:rsid="000a19c8" style:font-size-asian="12pt" style:font-style-asian="italic" style:font-size-complex="12pt" style:font-style-complex="italic"/>
    </style:style>
    <style:style style:name="T6" style:family="text">
      <style:text-properties fo:font-size="12pt" fo:font-style="italic" officeooo:rsid="000a8917" style:font-size-asian="12pt" style:font-style-asian="italic" style:font-size-complex="12pt" style:font-style-complex="italic"/>
    </style:style>
    <style:style style:name="T7" style:family="text">
      <style:text-properties fo:font-size="12pt" fo:font-style="italic" officeooo:rsid="000e07af" style:font-size-asian="12pt" style:font-style-asian="italic" style:font-size-complex="12pt" style:font-style-complex="italic"/>
    </style:style>
    <style:style style:name="T8" style:family="text">
      <style:text-properties fo:font-size="12pt" fo:font-style="italic" officeooo:rsid="00120ea5" style:font-size-asian="12pt" style:font-style-asian="italic" style:font-size-complex="12pt" style:font-style-complex="italic"/>
    </style:style>
    <style:style style:name="T9" style:family="text">
      <style:text-properties fo:font-size="12pt" fo:font-style="italic" officeooo:rsid="0008e07f" style:font-size-asian="12pt" style:font-style-asian="italic" style:font-size-complex="12pt" style:font-style-complex="italic"/>
    </style:style>
    <style:style style:name="T10" style:family="text">
      <style:text-properties fo:font-size="12pt" fo:font-style="italic" officeooo:rsid="00157f1b" style:font-size-asian="12pt" style:font-style-asian="italic" style:font-weight-asian="normal" style:font-size-complex="12pt" style:font-style-complex="italic" style:font-weight-complex="normal"/>
    </style:style>
    <style:style style:name="T11" style:family="text">
      <style:text-properties fo:font-size="12pt" fo:font-style="italic" officeooo:rsid="00157f22" style:font-size-asian="12pt" style:font-style-asian="italic" style:font-weight-asian="normal" style:font-size-complex="12pt" style:font-style-complex="italic" style:font-weight-complex="normal"/>
    </style:style>
    <style:style style:name="T1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fo:font-size="12pt" fo:font-style="normal" style:font-size-asian="12pt" style:font-style-asian="normal" style:font-size-complex="12pt" style:font-style-complex="normal"/>
    </style:style>
    <style:style style:name="T14" style:family="text">
      <style:text-properties fo:font-size="12pt" fo:font-style="normal" officeooo:rsid="000a19c8" style:font-size-asian="12pt" style:font-style-asian="normal" style:font-size-complex="12pt" style:font-style-complex="normal"/>
    </style:style>
    <style:style style:name="T15" style:family="text">
      <style:text-properties fo:font-size="12pt" fo:font-style="normal" officeooo:rsid="000a8917" style:font-size-asian="12pt" style:font-style-asian="normal" style:font-size-complex="12pt" style:font-style-complex="normal"/>
    </style:style>
    <style:style style:name="T16" style:family="text">
      <style:text-properties fo:font-size="12pt" fo:font-style="normal" officeooo:rsid="000e07af" style:font-size-asian="12pt" style:font-style-asian="normal" style:font-size-complex="12pt" style:font-style-complex="normal"/>
    </style:style>
    <style:style style:name="T17" style:family="text">
      <style:text-properties fo:font-size="12pt" fo:font-style="normal" officeooo:rsid="00120ea5" style:font-size-asian="12pt" style:font-style-asian="normal" style:font-size-complex="12pt" style:font-style-complex="normal"/>
    </style:style>
    <style:style style:name="T18" style:family="text">
      <style:text-properties fo:font-size="12pt" fo:font-style="normal" officeooo:rsid="0008e07f" style:font-size-asian="12pt" style:font-style-asian="normal" style:font-size-complex="12pt" style:font-style-complex="normal"/>
    </style:style>
    <style:style style:name="T19" style:family="text">
      <style:text-properties fo:font-size="12pt" fo:font-style="normal" officeooo:rsid="0016d4d4" style:font-size-asian="12pt" style:font-style-asian="normal" style:font-size-complex="12pt" style:font-style-complex="normal"/>
    </style:style>
    <style:style style:name="T20" style:family="text">
      <style:text-properties fo:font-size="12pt" fo:font-style="normal" officeooo:rsid="00199675" style:font-size-asian="12pt" style:font-style-asian="normal" style:font-size-complex="12pt" style:font-style-complex="normal"/>
    </style:style>
    <style:style style:name="T21" style:family="text">
      <style:text-properties fo:font-size="12pt" fo:font-style="normal" officeooo:rsid="001c7fad" style:font-size-asian="12pt" style:font-style-asian="normal" style:font-size-complex="12pt" style:font-style-complex="normal"/>
    </style:style>
    <style:style style:name="T22" style:family="text">
      <style:text-properties fo:font-size="12pt" fo:font-style="normal" officeooo:rsid="00295ed9" style:font-size-asian="12pt" style:font-style-asian="normal" style:font-size-complex="12pt" style:font-style-complex="normal"/>
    </style:style>
    <style:style style:name="T23" style:family="text">
      <style:text-properties fo:font-size="12pt" fo:font-style="normal" officeooo:rsid="00120ea5" style:font-size-asian="12pt" style:font-style-asian="normal" style:font-weight-asian="normal" style:font-size-complex="12pt" style:font-style-complex="normal" style:font-weight-complex="normal"/>
    </style:style>
    <style:style style:name="T24" style:family="text">
      <style:text-properties fo:font-size="12pt" fo:font-style="normal" officeooo:rsid="00157f1b" style:font-size-asian="12pt" style:font-style-asian="normal" style:font-weight-asian="normal" style:font-size-complex="12pt" style:font-style-complex="normal" style:font-weight-complex="normal"/>
    </style:style>
    <style:style style:name="T25" style:family="text">
      <style:text-properties fo:font-size="12pt" fo:font-style="normal" officeooo:rsid="00157f22" style:font-size-asian="12pt" style:font-style-asian="normal" style:font-weight-asian="normal" style:font-size-complex="12pt" style:font-style-complex="normal" style:font-weight-complex="normal"/>
    </style:style>
    <style:style style:name="T26" style:family="text">
      <style:text-properties fo:font-size="12pt" fo:font-style="normal" officeooo:rsid="0018c00c" style:font-size-asian="12pt" style:font-style-asian="normal" style:font-weight-asian="normal" style:font-size-complex="12pt" style:font-style-complex="normal" style:font-weight-complex="normal"/>
    </style:style>
    <style:style style:name="T27" style:family="text">
      <style:text-properties officeooo:rsid="00067937"/>
    </style:style>
    <style:style style:name="T28" style:family="text">
      <style:text-properties fo:font-style="italic" fo:background-color="#eeeeee" loext:char-shading-value="0" style:font-style-asian="italic" style:font-style-complex="italic"/>
    </style:style>
    <style:style style:name="T29" style:family="text">
      <style:text-properties fo:font-style="italic" style:font-style-asian="italic" style:font-weight-asian="normal" style:font-style-complex="italic" style:font-weight-complex="normal"/>
    </style:style>
    <style:style style:name="T30" style:family="text">
      <style:text-properties fo:font-style="italic" style:font-style-asian="italic" style:font-style-complex="italic"/>
    </style:style>
    <style:style style:name="T31" style:family="text">
      <style:text-properties fo:font-style="italic" officeooo:rsid="00496efa" style:font-style-asian="italic" style:font-style-complex="italic"/>
    </style:style>
    <style:style style:name="T32" style:family="text">
      <style:text-properties fo:font-style="italic" officeooo:rsid="0054763a" style:font-style-asian="italic" style:font-style-complex="italic"/>
    </style:style>
    <style:style style:name="T33" style:family="text">
      <style:text-properties fo:font-style="italic" officeooo:rsid="0055a5eb" style:font-style-asian="italic" style:font-style-complex="italic"/>
    </style:style>
    <style:style style:name="T34" style:family="text">
      <style:text-properties fo:font-style="italic" officeooo:rsid="0057924f" style:font-style-asian="italic" style:font-style-complex="italic"/>
    </style:style>
    <style:style style:name="T35" style:family="text">
      <style:text-properties fo:font-style="italic" style:text-underline-style="none" fo:font-weight="normal" style:font-style-asian="italic" style:font-weight-asian="normal" style:font-style-complex="italic" style:font-weight-complex="normal"/>
    </style:style>
    <style:style style:name="T36" style:family="text">
      <style:text-properties fo:font-style="italic" style:text-underline-style="none" fo:font-weight="normal" officeooo:rsid="004b20a1" style:font-style-asian="italic" style:font-weight-asian="normal" style:font-style-complex="italic" style:font-weight-complex="normal"/>
    </style:style>
    <style:style style:name="T37" style:family="text">
      <style:text-properties fo:font-style="italic" style:text-underline-style="none" fo:font-weight="normal" officeooo:rsid="0045b8fb" style:font-style-asian="italic" style:font-weight-asian="normal" style:font-style-complex="italic" style:font-weight-complex="normal"/>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background-color="#eeeeee" loext:char-shading-value="0"/>
    </style:style>
    <style:style style:name="T40" style:family="text">
      <style:text-properties fo:font-variant="normal" fo:text-transform="none" fo:color="#333333" fo:letter-spacing="normal" fo:font-style="normal" fo:font-weight="normal" style:font-style-asian="normal" style:font-weight-asian="normal" style:font-style-complex="normal" style:font-weight-complex="normal"/>
    </style:style>
    <style:style style:name="T41" style:family="text">
      <style:text-properties fo:font-variant="normal" fo:text-transform="none" fo:color="#333333" fo:letter-spacing="normal" fo:font-style="normal" fo:font-weight="normal" officeooo:rsid="0008e07f" style:font-style-asian="normal" style:font-weight-asian="normal" style:font-style-complex="normal" style:font-weight-complex="normal"/>
    </style:style>
    <style:style style:name="T42" style:family="text">
      <style:text-properties fo:font-variant="normal" fo:text-transform="none" fo:color="#333333" style:font-name="Liberation Serif" fo:font-size="12pt" fo:letter-spacing="normal" fo:font-style="normal" fo:font-weight="normal" officeooo:rsid="000a8917" style:font-size-asian="12pt" style:font-weight-asian="normal" style:font-size-complex="12pt" style:font-weight-complex="normal"/>
    </style:style>
    <style:style style:name="T43" style:family="text">
      <style:text-properties fo:font-variant="normal" fo:text-transform="none" fo:color="#333333" style:font-name="Liberation Serif" fo:font-size="12pt" fo:letter-spacing="normal" fo:font-style="normal" fo:font-weight="normal" officeooo:rsid="0008e07f" style:font-size-asian="12pt" style:font-weight-asian="normal" style:font-size-complex="12pt" style:font-weight-complex="normal"/>
    </style:style>
    <style:style style:name="T44" style:family="text">
      <style:text-properties fo:font-variant="normal" fo:text-transform="none" fo:color="#333333"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45" style:family="text">
      <style:text-properties fo:font-variant="normal" fo:text-transform="none" fo:color="#333333" style:font-name="Liberation Serif" fo:font-size="12pt" fo:letter-spacing="normal" fo:font-style="normal" fo:font-weight="normal" officeooo:rsid="0008e07f" style:font-size-asian="12pt" style:font-style-asian="normal" style:font-weight-asian="normal" style:font-size-complex="12pt" style:font-style-complex="normal" style:font-weight-complex="normal"/>
    </style:style>
    <style:style style:name="T46" style:family="text">
      <style:text-properties fo:font-variant="normal" fo:text-transform="none" fo:color="#333333" style:font-name="Liberation Serif" fo:font-size="12pt" fo:letter-spacing="normal" fo:font-style="normal" fo:font-weight="bold" style:font-size-asian="12pt" style:font-weight-asian="bold" style:font-size-complex="12pt" style:font-weight-complex="bold"/>
    </style:style>
    <style:style style:name="T47" style:family="text">
      <style:text-properties fo:font-variant="normal" fo:text-transform="none" fo:color="#333333" style:font-name="Liberation Serif" fo:font-size="12pt" fo:letter-spacing="normal" fo:font-weight="bold" style:font-size-asian="12pt" style:font-weight-asian="bold" style:font-size-complex="12pt" style:font-weight-complex="bold" fo:padding="0in" fo:border="none"/>
    </style:style>
    <style:style style:name="T48" style:family="text">
      <style:text-properties fo:font-variant="normal" fo:text-transform="none" fo:color="#333333" style:font-name="Liberation Serif" fo:font-size="12pt" fo:letter-spacing="normal" fo:font-style="italic" fo:font-weight="normal" officeooo:rsid="000a8917" style:font-size-asian="12pt" style:font-style-asian="italic" style:font-weight-asian="normal" style:font-size-complex="12pt" style:font-style-complex="italic" style:font-weight-complex="normal"/>
    </style:style>
    <style:style style:name="T49" style:family="text">
      <style:text-properties fo:font-variant="normal" fo:text-transform="none" fo:color="#000000" style:font-name="Liberation Serif" fo:font-size="12pt" fo:letter-spacing="normal" fo:font-style="normal" officeooo:rsid="004f1794" style:font-size-asian="12pt" style:font-weight-asian="normal" style:font-size-complex="12pt" style:font-weight-complex="normal"/>
    </style:style>
    <style:style style:name="T50" style:family="text">
      <style:text-properties officeooo:rsid="00199675"/>
    </style:style>
    <style:style style:name="T51" style:family="text">
      <style:text-properties fo:font-style="normal" style:font-style-asian="normal" style:font-weight-asian="normal" style:font-style-complex="normal" style:font-weight-complex="normal"/>
    </style:style>
    <style:style style:name="T52" style:family="text">
      <style:text-properties fo:font-style="normal" officeooo:rsid="0018c00c" style:font-style-asian="normal" style:font-weight-asian="normal" style:font-style-complex="normal" style:font-weight-complex="normal"/>
    </style:style>
    <style:style style:name="T53" style:family="text">
      <style:text-properties fo:font-style="normal" officeooo:rsid="001e3a47" style:font-style-asian="normal" style:font-weight-asian="normal" style:font-style-complex="normal" style:font-weight-complex="normal"/>
    </style:style>
    <style:style style:name="T54" style:family="text">
      <style:text-properties fo:font-style="normal" officeooo:rsid="001e6bcf" style:font-style-asian="normal" style:font-weight-asian="normal" style:font-style-complex="normal" style:font-weight-complex="normal"/>
    </style:style>
    <style:style style:name="T55" style:family="text">
      <style:text-properties fo:font-style="normal" officeooo:rsid="00204824" style:font-style-asian="normal" style:font-weight-asian="normal" style:font-style-complex="normal" style:font-weight-complex="normal"/>
    </style:style>
    <style:style style:name="T56" style:family="text">
      <style:text-properties fo:font-style="normal" officeooo:rsid="00234ebe" style:font-style-asian="normal" style:font-weight-asian="normal" style:font-style-complex="normal" style:font-weight-complex="normal"/>
    </style:style>
    <style:style style:name="T57" style:family="text">
      <style:text-properties fo:font-style="normal" officeooo:rsid="002490d7" style:font-style-asian="normal" style:font-weight-asian="normal" style:font-style-complex="normal" style:font-weight-complex="normal"/>
    </style:style>
    <style:style style:name="T58" style:family="text">
      <style:text-properties fo:font-style="normal" officeooo:rsid="00261918" style:font-style-asian="normal" style:font-weight-asian="normal" style:font-style-complex="normal" style:font-weight-complex="normal"/>
    </style:style>
    <style:style style:name="T59" style:family="text">
      <style:text-properties fo:font-style="normal" officeooo:rsid="002838de" style:font-style-asian="normal" style:font-weight-asian="normal" style:font-style-complex="normal" style:font-weight-complex="normal"/>
    </style:style>
    <style:style style:name="T60" style:family="text">
      <style:text-properties fo:font-style="normal" officeooo:rsid="002d0f1b" style:font-style-asian="normal" style:font-weight-asian="normal" style:font-style-complex="normal" style:font-weight-complex="normal"/>
    </style:style>
    <style:style style:name="T61" style:family="text">
      <style:text-properties fo:font-style="normal" officeooo:rsid="00382c86" style:font-style-asian="normal" style:font-weight-asian="normal" style:font-style-complex="normal" style:font-weight-complex="normal"/>
    </style:style>
    <style:style style:name="T62" style:family="text">
      <style:text-properties fo:font-style="normal" style:font-style-asian="normal" style:font-style-complex="normal"/>
    </style:style>
    <style:style style:name="T63" style:family="text">
      <style:text-properties fo:font-style="normal" officeooo:rsid="001e3a47" style:font-style-asian="normal" style:font-style-complex="normal"/>
    </style:style>
    <style:style style:name="T64" style:family="text">
      <style:text-properties fo:font-style="normal" officeooo:rsid="0057924f" style:font-style-asian="normal" style:font-style-complex="normal"/>
    </style:style>
    <style:style style:name="T6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6" style:family="text">
      <style:text-properties fo:font-style="normal" style:text-underline-style="solid" style:text-underline-width="auto" style:text-underline-color="font-color" fo:font-weight="normal" officeooo:rsid="003372a8" style:font-style-asian="normal" style:font-weight-asian="normal" style:font-style-complex="normal" style:font-weight-complex="normal"/>
    </style:style>
    <style:style style:name="T67" style:family="text">
      <style:text-properties fo:font-style="normal" style:text-underline-style="none" fo:font-weight="normal" style:font-style-asian="normal" style:font-weight-asian="normal" style:font-style-complex="normal" style:font-weight-complex="normal"/>
    </style:style>
    <style:style style:name="T68" style:family="text">
      <style:text-properties fo:font-style="normal" style:text-underline-style="none" fo:font-weight="normal" officeooo:rsid="003372a8" style:font-style-asian="normal" style:font-weight-asian="normal" style:font-style-complex="normal" style:font-weight-complex="normal"/>
    </style:style>
    <style:style style:name="T69" style:family="text">
      <style:text-properties fo:font-style="normal" style:text-underline-style="none" fo:font-weight="normal" officeooo:rsid="0034e680" style:font-style-asian="normal" style:font-weight-asian="normal" style:font-style-complex="normal" style:font-weight-complex="normal"/>
    </style:style>
    <style:style style:name="T70" style:family="text">
      <style:text-properties fo:font-style="normal" style:text-underline-style="none" style:font-style-asian="normal" style:font-weight-asian="normal" style:font-style-complex="normal" style:font-weight-complex="normal"/>
    </style:style>
    <style:style style:name="T71" style:family="text">
      <style:text-properties fo:font-style="normal" style:text-underline-style="none" officeooo:rsid="0018c00c" style:font-style-asian="normal" style:font-weight-asian="normal" style:font-style-complex="normal" style:font-weight-complex="normal"/>
    </style:style>
    <style:style style:name="T72" style:family="text">
      <style:text-properties fo:font-style="normal" style:text-underline-style="none" officeooo:rsid="003259fc" style:font-style-asian="normal" style:font-weight-asian="normal" style:font-style-complex="normal" style:font-weight-complex="normal"/>
    </style:style>
    <style:style style:name="T73" style:family="text">
      <style:text-properties fo:font-style="normal" style:text-underline-style="none" officeooo:rsid="0035faf4" style:font-style-asian="normal" style:font-weight-asian="normal" style:font-style-complex="normal" style:font-weight-complex="normal"/>
    </style:style>
    <style:style style:name="T74" style:family="text">
      <style:text-properties officeooo:rsid="002838de"/>
    </style:style>
    <style:style style:name="T75" style:family="text">
      <style:text-properties fo:color="#bda456"/>
    </style:style>
    <style:style style:name="T76" style:family="text">
      <style:text-properties officeooo:rsid="002e4695"/>
    </style:style>
    <style:style style:name="T77" style:family="text">
      <style:text-properties officeooo:rsid="00307b2e"/>
    </style:style>
    <style:style style:name="T78" style:family="text">
      <style:text-properties fo:font-weight="normal" style:font-weight-asian="normal" style:font-weight-complex="normal"/>
    </style:style>
    <style:style style:name="T79" style:family="text">
      <style:text-properties fo:font-weight="normal" officeooo:rsid="003a7fbb" style:font-weight-asian="normal" style:font-weight-complex="normal"/>
    </style:style>
    <style:style style:name="T80" style:family="text">
      <style:text-properties fo:font-weight="normal" officeooo:rsid="003be72b" style:font-weight-asian="normal" style:font-weight-complex="normal"/>
    </style:style>
    <style:style style:name="T81" style:family="text">
      <style:text-properties fo:font-weight="normal" officeooo:rsid="003c7020" style:font-weight-asian="normal" style:font-weight-complex="normal"/>
    </style:style>
    <style:style style:name="T82" style:family="text">
      <style:text-properties fo:font-weight="normal" officeooo:rsid="003e6a7f" style:font-weight-asian="normal" style:font-weight-complex="normal"/>
    </style:style>
    <style:style style:name="T83" style:family="text">
      <style:text-properties fo:font-weight="normal" officeooo:rsid="00404799" style:font-weight-asian="normal" style:font-weight-complex="normal"/>
    </style:style>
    <style:style style:name="T84" style:family="text">
      <style:text-properties fo:font-weight="normal" officeooo:rsid="004f1794" style:font-weight-asian="normal" style:font-weight-complex="normal"/>
    </style:style>
    <style:style style:name="T85" style:family="text">
      <style:text-properties fo:font-weight="normal" officeooo:rsid="005102f8" style:font-weight-asian="normal" style:font-weight-complex="normal"/>
    </style:style>
    <style:style style:name="T86" style:family="text">
      <style:text-properties style:text-underline-style="solid" style:text-underline-width="auto" style:text-underline-color="font-color"/>
    </style:style>
    <style:style style:name="T87" style:family="text">
      <style:text-properties style:text-underline-style="solid" style:text-underline-width="auto" style:text-underline-color="font-color" fo:font-weight="normal" style:font-weight-asian="normal" style:font-weight-complex="normal"/>
    </style:style>
    <style:style style:name="T88" style:family="text">
      <style:text-properties style:text-underline-style="solid" style:text-underline-width="auto" style:text-underline-color="font-color" officeooo:rsid="004487dd"/>
    </style:style>
    <style:style style:name="T89" style:family="text">
      <style:text-properties style:text-underline-style="solid" style:text-underline-width="auto" style:text-underline-color="font-color" officeooo:rsid="0035e358" style:font-weight-asian="normal" style:font-weight-complex="normal"/>
    </style:style>
    <style:style style:name="T90" style:family="text">
      <style:text-properties style:text-underline-style="none"/>
    </style:style>
    <style:style style:name="T91" style:family="text">
      <style:text-properties style:text-underline-style="none" style:font-weight-asian="normal" style:font-weight-complex="normal"/>
    </style:style>
    <style:style style:name="T92" style:family="text">
      <style:text-properties style:text-underline-style="none" officeooo:rsid="0035e358" style:font-weight-asian="normal" style:font-weight-complex="normal"/>
    </style:style>
    <style:style style:name="T93" style:family="text">
      <style:text-properties style:text-underline-style="none" officeooo:rsid="00455cda"/>
    </style:style>
    <style:style style:name="T94" style:family="text">
      <style:text-properties style:text-underline-style="none" officeooo:rsid="00496efa"/>
    </style:style>
    <style:style style:name="T95" style:family="text">
      <style:text-properties style:text-underline-style="none" officeooo:rsid="00629b38"/>
    </style:style>
    <style:style style:name="T96" style:family="text">
      <style:text-properties style:font-weight-asian="normal" style:font-weight-complex="normal"/>
    </style:style>
    <style:style style:name="T97" style:family="text">
      <style:text-properties officeooo:rsid="0018c00c" style:font-weight-asian="normal" style:font-weight-complex="normal"/>
    </style:style>
    <style:style style:name="T98" style:family="text">
      <style:text-properties officeooo:rsid="0040db94" style:font-weight-asian="normal" style:font-weight-complex="normal"/>
    </style:style>
    <style:style style:name="T99" style:family="text">
      <style:text-properties officeooo:rsid="004f1794" style:font-weight-asian="normal" style:font-weight-complex="normal"/>
    </style:style>
    <style:style style:name="T100" style:family="text">
      <style:text-properties officeooo:rsid="004487dd"/>
    </style:style>
    <style:style style:name="T101" style:family="text">
      <style:text-properties officeooo:rsid="00455c40"/>
    </style:style>
    <style:style style:name="T102" style:family="text">
      <style:text-properties officeooo:rsid="00480d12"/>
    </style:style>
    <style:style style:name="T103" style:family="text">
      <style:text-properties officeooo:rsid="004b20a1"/>
    </style:style>
    <style:style style:name="T104" style:family="text">
      <style:text-properties fo:font-weight="bold" style:font-weight-asian="bold" style:font-weight-complex="bold"/>
    </style:style>
    <style:style style:name="T105" style:family="text">
      <style:text-properties officeooo:rsid="0054763a"/>
    </style:style>
    <style:style style:name="T106" style:family="text">
      <style:text-properties officeooo:rsid="0055a5eb"/>
    </style:style>
    <style:style style:name="T107" style:family="text">
      <style:text-properties officeooo:rsid="0057a1b0"/>
    </style:style>
    <style:style style:name="T108" style:family="text">
      <style:text-properties officeooo:rsid="0058b6a8"/>
    </style:style>
    <style:style style:name="T109" style:family="text">
      <style:text-properties officeooo:rsid="00595f8f"/>
    </style:style>
    <style:style style:name="T110" style:family="text">
      <style:text-properties officeooo:rsid="005a37cf"/>
    </style:style>
    <style:style style:name="T111" style:family="text">
      <style:text-properties officeooo:rsid="005b7679"/>
    </style:style>
    <style:style style:name="T112" style:family="text">
      <style:text-properties officeooo:rsid="005dacd5"/>
    </style:style>
    <style:style style:name="T113" style:family="text">
      <style:text-properties officeooo:rsid="005f0a0f"/>
    </style:style>
    <style:style style:name="T114" style:family="text">
      <style:text-properties officeooo:rsid="006041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ăspuns la: <text:span text:style-name="T28">Isus este Dumnezeu (YAHWEH)</text:span></text:h>
      <text:p text:style-name="Standard">NOTĂ: Textele marcate cu <text:span text:style-name="T39">gri</text:span> sunt citate din documentul “ISUS-este-Dumnezeu-YAHWEH.docx”, <text:span text:style-name="T27">atașament al emailului cu subiectul “Isus este Teos” din data 12.06.2015.</text:span></text:p>
      <text:p text:style-name="P2"/>
      <text:p text:style-name="P1"/>
      <text:p text:style-name="P3"><text:span text:style-name="T1"><text:s/></text:span><text:span text:style-name="T12">Charles Taze Russell <text:s/>dupa ce si-a publicat traducerea ,, Lumii Noi’’ <text:s/>a fost chemat in instanta pentru a da socoteala de erorile comise in traducere si propagate in secta nou instituita . In speranta ca va iesi <text:s/>un fondator persecutat <text:s/>, <text:s/>care isi apara cauza cu eroism <text:s/>pana la capat <text:s/>in fata adeptilor sai , a plecat pe usa din spate cu un gust amar <text:s/>. Cand a fost chemat in fata , unul din acuzatori <text:s/>i-a inmanat <text:s/>alfabetul limbii grecesti , pentru a identifica literele. <text:s/>Spre surprinderea multora , Russell nu a putut identifica nici macar una ! De ce ? Pentru ca <text:s/>acesta nu era un teolog , ci unul care se ocupa de magazinul de confectii al tatalui sau . Mai multe despre el puteti gasi daca sunteti interesati in cartea : Imparatia cultelor eretice <text:s/>de <text:s/>Walter Martin.</text:span></text:p>
      <text:p text:style-name="P1"/>
      <text:p text:style-name="P2"><text:span text:style-name="T2">Din această afirmație foarte repede înțeleg că nu aveți nici un fel de cunoștiință despre</text:span><text:span text:style-name="T1"> Charles Taze Russell </text:span><text:span text:style-name="T2">și traducerea lumii noi. De aici înțeleg că informațiile pe care le dețineți despre aceste chestiuni sunt foarte ușoare</text:span><text:span text:style-name="T1">. Potrivit Wikipedia (</text:span><text:a xlink:type="simple" xlink:href="https://en.wikipedia.org/wiki/Charles_Taze_Russell"><text:span text:style-name="T1">https://en.wikipedia.org/wiki/Charles_Taze_Russell</text:span></text:a><text:span text:style-name="T1">) acesta trăiește în perioada: 1852 – 1916. O parte din traducerea lumii noi apare pentru prima dată în anul 1950 și este </text:span><text:span text:style-name="T3">finalizată</text:span><text:span text:style-name="T1"> în 1960. Charles Taze Russell nu a văzut niciodată traducerea lumii noi în timpul vieții sale ca om.</text:span></text:p>
      <text:p text:style-name="P2"/>
      <text:p text:style-name="P6">Daca <text:s/>,, martorii ’’ resping traducerea G.B.V. 2001 , macar sa ia aminte la interlinearul lui Strong . Daca <text:s/>resping si pe acesta sa se apuce sa invete greaca veche <text:s/>! Cu cata informatie exista astazi pe internet <text:s/>nu pot spune ca ,, nu am stiut’’ sau ,,nu am auzit ” .</text:p>
      <text:p text:style-name="P4"/>
      <text:p text:style-name="P5">Nu refuzăm nici o traducere a Bibliei. Din contră în studiul nostru al Bibliei nu folosim o singură traducere. Traducerile cel mai mult folosite pe care le folosim regulat pentru compararea versetelor și înțelegerea corectă a textelor biblice sunt: ASV; KJV; Douay, Darby, <text:span text:style-name="T50">Moffat,</text:span> Leeser, Rotherham, Webster, <text:s/>Diaglot, Nițulescu, Cornilescu și altele. Este ciudat faptul că suntem uneori acuzați că respingem traduceri ale Bibliei când chiar în Turnul de Veghere pe care îl studiem constant sunt citate mai multe traduceri ale versetelor.</text:p>
      <text:p text:style-name="P2"/>
      <text:p text:style-name="P86">Luca 2:11</text:p>
      <text:p text:style-name="P95">Traducerea GBV 2001</text:p>
      <text:p text:style-name="P20">pentru că astăzi, în cetatea lui David, vi S-a născut un Mântuitor, care este Hristos Domnul</text:p>
      <text:p text:style-name="P21">Expresia:</text:p>
      <text:p text:style-name="P21">Hristos(5547 -- khris-tos') Domnul(2962 – ky'ryos)</text:p>
      <text:p text:style-name="P14"><text:span text:style-name="T1">[khris-tos' <text:s/>ky'ryos] este o citire a ebraicului [Ma-shi'ah Jehovah'] care înseamnă în limba engleză </text:span><text:span text:style-name="T4">Jehovah's Christ</text:span><text:span text:style-name="T1">, iar în limba română </text:span><text:span text:style-name="T4">Unsul lui Iehova</text:span><text:span text:style-name="T13">, </text:span><text:span text:style-name="T14">ca și în versiunea siriană Hierosolymitanum. În același fel versiunea greacă Septuaginta (LXX) <text:s/>traduce aceeași expresie ebraică la Plângerile lui Ieremia 4:20 cu </text:span><text:span text:style-name="T5">Unsul Domnului</text:span><text:span text:style-name="T14">. Vezi deasemenea concordanța lui Strong. </text:span><text:span text:style-name="T15">O dovadă importantă care atestă expresia </text:span><text:span text:style-name="T6">Unsul Domnului</text:span><text:span text:style-name="T15"> se găsește la 1 Samuel 24:6 – </text:span><text:span text:style-name="T16">aici este arătat că Saul a fost </text:span><text:span text:style-name="T7">Unsul lui Iehova</text:span><text:span text:style-name="T16"> exact cum Isus este Unsul lui Iehova. Iehova a uns pe David, Iehova a uns pe Isus. Isus nu s-a auto-uns dupa cum nici Saul sau David nu s-au auto-uns.</text:span></text:p>
      <text:p text:style-name="P15"><text:soft-page-break/><text:span text:style-name="T15">In Luca 2:26 traducerea GBV 2001 scrie: </text:span><text:span text:style-name="T46">Şi a fost divin înştiinţat prin Duhul Sfânt că nu va vedea moartea înainte de a-</text:span><text:span text:style-name="Emphasis"><text:span text:style-name="T47">L </text:span></text:span><text:span text:style-name="T46">vedea pe Hristosul</text:span><text:span text:style-name="T42">(5547 --</text:span><text:span text:style-name="T43">khris-tos</text:span><text:span text:style-name="T42">')</text:span><text:span text:style-name="T46"> Domnului</text:span><text:span text:style-name="T43">(2962 – ky'ryos )</text:span><text:span text:style-name="T46">. </text:span><text:span text:style-name="T43">[khris-tos' <text:s/>ky'ryos] </text:span><text:span text:style-name="T42">care se găsește atât în Luca 2:11 cât și în Luca 2:26 este tradusă odată cu </text:span><text:span text:style-name="T48">“Cristos Domnul”</text:span><text:span text:style-name="T42"> și în altă parte cu </text:span><text:span text:style-name="T48">“Hristosul Domnului”. </text:span></text:p>
      <text:p text:style-name="P16"><text:span text:style-name="T44">În concluzie expresia </text:span><text:span text:style-name="T45">[khris-tos' <text:s/>ky'ryos] </text:span><text:span text:style-name="T44">corespunde cu </text:span><text:span text:style-name="T45">[Ma-shi'ah Jehovah'] </text:span><text:span text:style-name="T44">care are înțelesul corect în limba română: “Unsul Domnului” - </text:span><text:span text:style-name="T45">[khris-tos' <text:s/>ky'ryos] </text:span><text:span text:style-name="T44">și “Unsul lui Iehova” - </text:span><text:span text:style-name="T45">[Ma-shi'ah Jehovah']</text:span></text:p>
      <text:p text:style-name="P87"><text:span text:style-name="T41">L</text:span><text:span text:style-name="T40">uca 20:42-44</text:span></text:p>
      <text:p text:style-name="P96">Traducerea GBV 2001</text:p>
      <text:p text:style-name="P19">42. iar David însuşi spune în Cartea Psalmilor: «Domnul a zis Domnului meu: Şezi la dreapta Mea 43. până voi pune pe vrăjmaşii Tăi ca aşternut al picioarelor Tale»? 44. David deci Îl numeşte Domn; şi cum este El fiu al lui?“</text:p>
      <text:p text:style-name="P17"><text:span text:style-name="T1">Faptul că traducerea lumii noi redă expresia “</text:span><text:span text:style-name="T4">Domnul</text:span><text:span text:style-name="T9">(2962 – ky'ryos)</text:span><text:span text:style-name="T4"> a zis Domnului</text:span><text:span text:style-name="T9">(2962 – ky'ryos)</text:span><text:span text:style-name="T4"> meu” </text:span><text:span text:style-name="T13">cu</text:span><text:span text:style-name="T4"> “Iehova a zis Domnului meu” </text:span><text:span text:style-name="T17">așa cum este redat în Psalmul 110, nu atestă că grecescul <text:s/></text:span><text:span text:style-name="T9">2962 – ky'ryos</text:span><text:span text:style-name="T18"> </text:span><text:span text:style-name="T17">înseamnă Iehova. Sub nici o formă. Cei care consideră că traducătorii traducerii lumii noi au crezut că traducerea cuvântului <text:s/></text:span><text:span text:style-name="T9">2962 – ky'ryos </text:span><text:span text:style-name="T17">este Iehova se înșeală</text:span><text:span text:style-name="T8">. </text:span><text:span text:style-name="T17">Traducerea lumii noi a ales să folosescă textele ebraice antice </text:span><text:span text:style-name="T19">in “noul testament”</text:span><text:span text:style-name="T17"> acolo unde sunt citate din scripturile ebraice. Motivele pentru care face acest lucru sunt foarte bine întemeiate și sunt explicate foarte bine în prefața traducerii lumii noi. </text:span><text:span text:style-name="T21">Această </text:span><text:span text:style-name="T22">decizie</text:span><text:span text:style-name="T17"> poate fi de</text:span><text:span text:style-name="T20">z</text:span><text:span text:style-name="T17">bătut</text:span><text:span text:style-name="T21">ă</text:span><text:span text:style-name="T17"> ca un subiect de sine stătător. </text:span></text:p>
      <text:p text:style-name="P18"><text:span text:style-name="T23">Citatul din Luca 20:42-44 nu arată că Iehova este Unsul, ci că Iehova are un Uns. David a zis: “Iehova</text:span><text:span text:style-name="T24">(03068 – Yĕhovah) </text:span><text:span text:style-name="T23">a zis Domnului</text:span><text:span text:style-name="T24">(0113 – 'adown)</text:span><text:span text:style-name="T23"> (adică lui Isus Cristosul) meu ...”. </text:span><text:span text:style-name="T24">Fiul lui David la care face referire Isus Cristosul la Matei 22:45 se referă la <text:s/></text:span><text:span text:style-name="T10">0113 – 'adown</text:span><text:span text:style-name="T24"> si nicidecum la <text:s/>“</text:span><text:span text:style-name="T10">03068 – Yĕhovah”. </text:span><text:span text:style-name="T24">De aici sub nici o formă nu se poate deduce că Iehova ar fi Isus, ci din contră Iehova este cel care unge și Isus este cel uns. </text:span><text:span text:style-name="T25">David îl numește ca domn al lui pe <text:s/></text:span><text:span text:style-name="T24">0113 – 'adown, </text:span><text:span text:style-name="T25">nu pe <text:s/></text:span><text:span text:style-name="T24">03068 – Yĕhovah. </text:span><text:span text:style-name="T25">Deci fiul lui David, Isus, este <text:s/></text:span><text:span text:style-name="T24">0113 – 'adown, <text:s/></text:span><text:span text:style-name="T25">nu <text:s/></text:span><text:span text:style-name="T24">03068 – Yĕhovah. </text:span><text:span text:style-name="T25">Peste tot în toată Biblia se face o distincție extrem de clară între Iehova și Isus fiul Său. Traducerea GBV Ioan 6:38: “</text:span><text:span text:style-name="T11">pentru că am coborât din cer nu ca să fac voia Mea, ci voia Celui care M-a trimis.” </text:span><text:span text:style-name="T25">Adică Isus, fiul lui David, <text:s/></text:span><text:span text:style-name="T10">0113 – 'adown </text:span><text:span text:style-name="T11">din Psalmul 110, a venit din cer ca să facă nu voia lui, ci voia lui <text:s/></text:span><text:span text:style-name="T24">03068 – Yĕhovah. </text:span><text:span text:style-name="T26">Adevărul este logic și simplu. Trebuie doar să avem inima potrivită pentru a-l accepta.</text:span></text:p>
      <text:p text:style-name="P88"><text:span text:style-name="T52">I</text:span><text:span text:style-name="T51">oan 1:1</text:span></text:p>
      <text:p text:style-name="P97">Traducerea GBV 2001</text:p>
      <text:p text:style-name="P40">1. La început era Cuvântul şi Cuvântul era cu Dumnezeu şi Cuvântul era Dumnezeu</text:p>
      <text:p text:style-name="P22"><text:span text:style-name="T62">Traducerea engleză <text:s/></text:span><text:span text:style-name="T63">”The complete Bible – An American Transaltion” și </text:span><text:span text:style-name="T62">“A new translation of the Bible” de dr. Jas Moffat redă acest verset în felul următor:</text:span></text:p>
      <text:p text:style-name="P41">”The Logos existed in the very beginning, the Logos was with God, and the Logos was divine”</text:p>
      <text:p text:style-name="P41"><text:soft-page-break/>Adică: ”Cuvântul a existat de la început, Cuvântul era cu Dumnezeu, și Cuvântul era divin”</text:p>
      <text:p text:style-name="P23"><text:span text:style-name="T62">sursa: </text:span><text:a xlink:type="simple" xlink:href="https://archive.org/stream/newtestamentnewt01moff#page/112/mode/2up"><text:span text:style-name="T62">https://archive.org/stream/newtestamentnewt01moff#page/112/mode/2up</text:span></text:a></text:p>
      <text:p text:style-name="P29"><text:span text:style-name="T53">A fi ”divin” este una și a fi Yahweh este cu totul alta. Motivul pentru care acești traducători au folosit cuvântul ”divin” pentru cuvântul grecesc [theh'os] este că [theh'os] fără articol</text:span><text:span text:style-name="T54"> hotărât definește un [theh'os] nedefinit. ”Dumnezeul” despre care se spune că Logosul era cu El este [theh'os] precedat de articolul hotărât [3588 strong – ho]. Traducătorii iscusiți și atenți recunosc că construcția articulată a substantivului indică </text:span><text:span text:style-name="T61">deseori o</text:span><text:span text:style-name="T54"> identitate, personalitate, pe când construcția nearticulată indică spre o calitate a cuiva. Vezi ”Manualul de gramatică al Noului Testament Grecesc” de Dana și Mantey. </text:span><text:span text:style-name="T55">Deci nu suntem singurii care am înțeles această chestiune simplă. Mai mult decât atât nu suntem noi care am inventat traducerea ”Cuvântul era un </text:span><text:span text:style-name="T58">d</text:span><text:span text:style-name="T55">umnezeu”. De exemplu ”The New Testament, in an Improved Version, upon the Basis of Archbishop Newcome's New Translation: with a Corrected Text” tipărit în Londra 1808, traduce Ioan 1:1:</text:span></text:p>
      <text:p text:style-name="P30"><text:span text:style-name="T55">”</text:span><text:span text:style-name="T51">The word was in the beginning, and the Word was with God, and the Word was a god.”</text:span></text:p>
      <text:p text:style-name="P42">”Cuvântul era la început, și Cuvântul era cu Dumnezeu, și Cuvântul era un dumnezeu.”</text:p>
      <text:p text:style-name="P31"><text:span text:style-name="T51">În plus la Faptele Apostolilor</text:span><text:span text:style-name="T56"> 28:6 avem o paralelă cu Ioan 1:1 cu aceeași construcție [theh'os] </text:span><text:span text:style-name="T59">nearticulat</text:span><text:span text:style-name="T56">. </text:span><text:span text:style-name="T59">Interesant cum GBV într-un loc traduce aceași construcție grecească cu “era Dumnezeu” - dumnevoastră înțelegeți Yahweh și în alt loc ”este un zeu”. </text:span></text:p>
      <text:p text:style-name="P43">Traducerea GBV 2001</text:p>
      <text:p text:style-name="P76"><text:span text:style-name="T96">“Iar ei aşteptau ca el să se umfle sau să cadă deodată mort; dar, după ce au aşteptat mult şi au văzut că nu i se întâmplă nimic neobişnuit, schimbându-şi părerea, spuneau că este </text:span><text:span text:style-name="T104">un zeu</text:span><text:span text:style-name="T96">.”</text:span></text:p>
      <text:p text:style-name="P32"><text:span text:style-name="T51">Traducerile Englezești </text:span><text:span text:style-name="T29">King James Version, An American Translation, Moffat, Revised Standard Version, the Webminister Version, F.A. Spencers translation, </text:span><text:span text:style-name="T51">etc.. nu traduc acest pasaj cu ”he was God” [adică el era Dumnezeu], ci traduc ”he was a god” [adică el era </text:span><text:span text:style-name="T57">un</text:span><text:span text:style-name="T51"> dumnezeu]. </text:span><text:span text:style-name="T57">Cu aceeași justificare egală a fost tradus Ioan 1:1 în traducerea lumii noi: ”Și Cuvântul era un dumnezeu”.</text:span></text:p>
      <text:p text:style-name="P33"><text:span text:style-name="T51">În concluzie, din Ioan 1:1 sub nici o formă nu se poate înțelege că Isus ar fi Yahweh. </text:span><text:span text:style-name="T59">Absolut în toată Biblia se face o distinție clară între Yahweh și Isus cel pe care îl unge Yahweh. Chiar și din capitolul 1 din Ioan se face o distincție clară între Yahweh și Isus:</text:span></text:p>
      <text:p text:style-name="P33">Apoi i-a zis: "Adevărat, adevărat vă spun, că, de acum încolo, veţi vedea cerul deschis şi pe îngerii lui Dumnezeu suindu-se şi pogorându-se peste Fiul omului." <text:span text:style-name="T74">Dacă Yahweh și Isus ar fi fost unul și același ar fi zis: ”îngerii lui Isus pogorându-se peste El însuși”, dar Isus tot timpul a făcut distincția între El și cel care l-a trimis. Tot timpul Isus s-a supus Tatălui Său. Isus nu a venit să facă voia Lui însuși, ci voia Celui care L-a trimis și care l-a uns, adică Yahweh. </text:span></text:p>
      <text:p text:style-name="P34">Pentru apostoli diferența între Yahweh și Isus a fost foarte clară:</text:p>
      <text:p text:style-name="P35">Traducerea GBV 2001 </text:p>
      <text:p text:style-name="P35">Faptele Apostolilor 3:13</text:p>
      <text:p text:style-name="P77">”Dumnezeul lui Avraam şi al lui Isaac şi al lui Iacov, Dumnezeul părinţilor noştri (adică Yahweh) L-a glorificat pe Slujitorul Său, Isus, pe care voi L-aţi predat şi L-aţi tăgăduit în faţa lui Pilat, când acesta hotărâse să-I dea drumul.”</text:p>
      <text:p text:style-name="P35"><text:soft-page-break/>Foarte ușor înțelegem că Isus <text:span text:style-name="T113">a fost, este si va fi</text:span> slujitorul lui Yahweh. Ioan care a scris Ioan 1:1 știa foarte bine aceste lucruri.</text:p>
      <text:p text:style-name="P35">Traducerea GBV 2001</text:p>
      <text:p text:style-name="P35">Ioan 8:17, 18:</text:p>
      <text:p text:style-name="P77">”Eu sunt Cel care mărturisesc despre Mine Însumi; şi Tatăl, Cel care M-a trimis, de asemenea mărturiseşte despre Mine“.</text:p>
      <text:p text:style-name="P37">1 Corinteni 8:6</text:p>
      <text:p text:style-name="P78">”<text:span text:style-name="T76"> totuşi pentru noi este un singur Dumnezeu: Tatăl, din care sunt toate, şi noi pentru El, şi un singur Domn: Isus Hristos, prin care sunt toate, şi noi prin El.</text:span>”</text:p>
      <text:p text:style-name="P36">Toată Biblia abundă de dovezi care fac distincția clară între <text:span text:style-name="T114">Tatăl (</text:span>Yahweh<text:span text:style-name="T114">)</text:span> și Isus. Isus a fost trimis de Yahweh.</text:p>
      <text:p text:style-name="P37"/>
      <text:p text:style-name="P89"><text:span text:style-name="T52">I</text:span><text:span text:style-name="T51">oan </text:span><text:span text:style-name="T60">5:18</text:span></text:p>
      <text:p text:style-name="P98">Traducerea GBV 2001</text:p>
      <text:p text:style-name="P9">”Pentru aceasta deci căutau iudeii şi mai mult să-L omoare, nu numai pentru că nu respecta<text:bookmark text:name="fn4305181-title"/><text:span text:style-name="T75"> </text:span>sabatul, dar şi pentru că spunea că Dumnezeu este Tatăl Său, făcându-Se pe Sine Însuşi egal cu Dumnezeu.”</text:p>
      <text:p text:style-name="P7"/>
      <text:p text:style-name="P7">Ioan știa foarte bine cine este Iehova și cine este Isus <text:span text:style-name="T76">și că Isus nu este egal cu Iehova:</text:span></text:p>
      <text:p text:style-name="P8"/>
      <text:p text:style-name="P8">Traducerea GBV 2001</text:p>
      <text:p text:style-name="P8">Ioan 8: 28,29</text:p>
      <text:p text:style-name="P81">Isus deci le-a spus: „Când Îl veţi înălţa pe Fiul Omului, atunci veţi cunoaşte că Eu sunt şi că nu fac nimic de la Mine Însumi, ci, cum M-a învăţat Tatăl, aşa spun aceste lucruri 29. Şi Cel care M-a trimis este cu Mine; El nu M-a lăsat singur, pentru că Eu fac întotdeauna cele plăcute Lui“.</text:p>
      <text:p text:style-name="P62"><text:span text:style-name="T51">În Ioan 5:18 este arătat că </text:span><text:span text:style-name="T65">Iudeii</text:span><text:span text:style-name="T67"> considerau că Isus se face deopotrivă cu Dumnezeu prin faptul că El spune că este fiul lui Dumenzeu sau fiul lui Yahweh. Nicidecum nu se arată că Ioan considera că Isus este egal cu Dumnezeu.</text:span></text:p>
      <text:p text:style-name="P47">Ioan 10:36 Traducerea GBV 2001 chiar clarifică acest subiect:</text:p>
      <text:p text:style-name="P84"><text:s/>”voi spuneţi despre Acela pe care Tatăl L-a sfinţit şi L-a trimis în lume: «Tu huleşti», pentru că am spus: «Sunt Fiu al lui Dumnezeu»?”</text:p>
      <text:p text:style-name="P47">Deci ce le spunea Isus? Că este fiul lui Dumnezeu (fiul lui Yahweh). Nicidecum nu le-a spus că El este Yahweh. Ce au înțeles evreii?</text:p>
      <text:p text:style-name="P47">Ioan 10:33 Traducerea GBV 2001:</text:p>
      <text:p text:style-name="P11">”Iudeii I-au răspuns<text:bookmark text:name="fn4310331-title"/>: „Nu pentru o lucrare bună Te ucidem cu pietre, ci pentru hulă şi pentru că Tu, Om fiind, Te faci pe Tine Însuţi Dumnezeu“</text:p>
      <text:p text:style-name="P11"/>
      <text:p text:style-name="P10">Dar Isus nu a spus niciodată că El este Yahweh <text:span text:style-name="T77">sau egal cu Yahweh</text:span>, ci El a spus că este fiul lui <text:soft-page-break/>Yahweh, iar evreii prin acest fapt considerau că Isus se face egal cu Dumnezeu. Deacea apostolul relatează la Ioan 5:18 foarte direct ceea ce se întâmla, adică: Isus spunea că este fiul lui Dumnezeu, iar evreii căutatu să-L omoare pentru că prin această susținere, ei considerau că El se face egal cu Dum<text:span text:style-name="T77">n</text:span>ezeu. Atenție! Isus nu s-a făcut niciodată egal cu Dumnezeu:</text:p>
      <text:p text:style-name="P10"/>
      <text:p text:style-name="P10">Traducerea GBV 2001</text:p>
      <text:p text:style-name="P11">Filipeni 2:6</text:p>
      <text:p text:style-name="P11">”care, fiind în chip de Dumnezeu, n-a considerat de apucat să fie egal cu Dumnezeu,”</text:p>
      <text:p text:style-name="P10"/>
      <text:p text:style-name="P10"/>
      <text:p text:style-name="P90"><text:span text:style-name="T71">I</text:span><text:span text:style-name="T70">oan </text:span><text:span text:style-name="T72">10:30</text:span></text:p>
      <text:p text:style-name="P99">Traducerea GVB 2001</text:p>
      <text:p text:style-name="P51">”Eu şi Tatăl una suntem”</text:p>
      <text:p text:style-name="P61">Biblia este o carte consistentă care nu se contrazice. În Filipeni 2:6 este scris că Isus nu a considerat ca un lucru de apucat să fie egal cu Dumnezeu și totuși la Ioan 10:30 Isus spune: Eu și Tatăl una suntem? Se contrazic scrierile inspirate? Nu. Dar atenție! A fi ”una” cu cineva, nu înseamnă a fi ”egal” cu acel cineva. Dacă o persoană dedicată lucrează pentru un patron bun el poate să spună: ”Eu și patronul una suntem”. Aceasta ar indica că persoana este una în activitate, în lucrare, în acțiune în interesele afacerii. Nicidecum nu s-ar putea înțelege că angajatul este chiar persoana patronului.</text:p>
      <text:p text:style-name="P61"><text:s/>Să lăsăm scripturile să stabilească înțelesul din Ioan 10:30:</text:p>
      <text:p text:style-name="P61">Traducerea GVB 2001:</text:p>
      <text:p text:style-name="P61">Ioan 17:21:</text:p>
      <text:p text:style-name="P82"><text:span text:style-name="T91">”pentru ca toţi să fie una, după cum Tu, Tată, eşti în Mine şi Eu în Tine; ca şi ei să fie una în Noi, ca lumea să creadă că Tu M-ai trimis, </text:span><text:span text:style-name="T92"><text:s/>Eu le-am dat gloria pe care Mi-ai dat-o Tu, pentru ca ei să fie una, </text:span><text:span text:style-name="T89">cum Noi suntem una</text:span><text:span text:style-name="T92">:</text:span><text:span text:style-name="T91">”.</text:span></text:p>
      <text:p text:style-name="P63"><text:span text:style-name="T70">Isus s-a rugat ca și apostolii să fie </text:span><text:span text:style-name="T65">una</text:span><text:span text:style-name="T67"> cu Ei, exact așa cum Fiul este </text:span><text:span text:style-name="T65">una</text:span><text:span text:style-name="T67"> cu Tatăl, așa să fie și apostolii </text:span><text:span text:style-name="T65">una</text:span><text:span text:style-name="T67"> cu Ei. Oare s-a rugat Isus, ca Yahweh, să completeze numărul unei așa zise treimi ca să creeze o </text:span><text:span text:style-name="T35">cinsprezecime</text:span><text:span text:style-name="T67"> formată din Yahweh, Isus, Duhul Sfânt și cei 12 apostoli? Nu. </text:span><text:span text:style-name="T68">Care a fost ideea transmisă de către Isus? Ideea că după cum El și Tatăl sunt uniți în lucrare, acțiune, activitate, etc.. și apostolii să fie primiți în această unitate armonioasă. Această idee clară Isus a remarcat-o de mai multe ori inclusiv în </text:span><text:span text:style-name="T66">Ioan 10:30</text:span><text:span text:style-name="T68">. Chiar din Ioan 17:21 se înțelege perfect că Isus nu este acceași persoană cu Yahweh. Isus chiar își dorea ca oamenii să înțeleagă că El (Isus) a fost trimis de Yahweh. - Vezi dorința lui Isus din Ioan 17:21 în ceea ce privește lumea. </text:span><text:span text:style-name="T69">Adevărul este simplu, logic și frumos. Trebuie doar să avem inima potrivită pentru a-l accepta.</text:span></text:p>
      <text:p text:style-name="P48"/>
      <text:p text:style-name="P91"><text:soft-page-break/><text:span text:style-name="T71">I</text:span><text:span text:style-name="T70">oan </text:span><text:span text:style-name="T73">20:28</text:span></text:p>
      <text:p text:style-name="P100">Traducerea GBV 2001</text:p>
      <text:p text:style-name="P52">”Şi Toma a răspuns şi I-a zis: „Domnul meu şi Dumnezeul meu!“</text:p>
      <text:p text:style-name="P53"><text:span text:style-name="T78">Expresia este foarte clară: [ ἀπεκρίθη Θωμᾶς καὶ εἶπεν αὐτῷ ὁ κύριός μου καὶ ὁ θεός μου] sau [ho kurios mou kai ho theos mou]. În această construcție este este folosit </text:span><text:span text:style-name="T81">[</text:span><text:span text:style-name="T78">ho theos</text:span><text:span text:style-name="T81">]</text:span><text:span text:style-name="T78"> referindu-se la Isus. Dar aceasta nu înseamnă că Isus este Iehova. De ce? La 2 Corinteni 4:4 este scris: </text:span></text:p>
      <text:p text:style-name="P53"><text:span text:style-name="T78">Traducerea GBV 2001: </text:span><text:span text:style-name="T38">”în care dumnezeul (ho theos) veacului acestuia a orbit gândurile necredincioşilor, ca lumina Evangheliei gloriei lui Hristos, care este chipul lui Dumnezeu, să nu strălucească pentru ei”</text:span></text:p>
      <text:p text:style-name="P54"><text:span text:style-name="T78">Aici expresia [ho theos] se referă clar la Satan, adică “dumnezeul veacului acestuia”. Este Yahweh Satan diavolul pentru că apostolul folosește expresia [ho theos] referindu-se la Satan? Cu siguranță nu. </text:span><text:span text:style-name="T79">Aici expresia [ho theos] este urmată de expresia genitivă [tou aionos toutou] – adică ”a veacului acestuia”. Prin urmare, în acest caz, expresia [ho theos] nu se referă la Yahweh, ci explică poziția ocupată de Diavol în relație cu această lume, anume că el este dumnzeul ei.</text:span></text:p>
      <text:p text:style-name="P55"><text:span text:style-name="T78">În mod similar la Ioan 20:28 expresia [ho theos] </text:span><text:span text:style-name="T80">urmată de expresia genitivă [μου] - ”meu, al meu” poate să arate poziția ocupată de cel căruia i se adresează în relație cu Toma. Adică Isus era Dumnezeu sau un Dumnezeu pentru El.</text:span></text:p>
      <text:p text:style-name="P60"><text:span text:style-name="T80">I</text:span><text:span text:style-name="T78">saia 9:6 Îl numește Dumnezeu puternic, dar nu Yahweh.</text:span></text:p>
      <text:p text:style-name="P56"><text:span text:style-name="T78">Atât Toma cât și ceilalți apostoli știau clar cine este Yahweh și cine este Isus. </text:span><text:span text:style-name="T81">Chiar la Ioan 20 este făcută clară distincția între Yahweh și Isus: </text:span></text:p>
      <text:p text:style-name="P49">Traducerea GBV 2001:</text:p>
      <text:p text:style-name="P57"><text:bookmark text:name="v17"/><text:span text:style-name="T38">17. Isus i-a spus: „Nu Mă atinge, pentru că încă nu M-am suit la Tatăl Meu</text:span><text:bookmark text:name="fn4320171-title"/><text:span text:style-name="T38">; ci mergi la fraţii Mei şi spune-le: «Mă sui la Tatăl Meu şi Tatăl vostru, şi </text:span><text:span text:style-name="Emphasis"><text:span text:style-name="T38">la</text:span></text:span><text:span text:style-name="T38"> Dumnezeul Meu şi Dumnezeul vostru»“</text:span></text:p>
      <text:p text:style-name="P58"><text:span text:style-name="T78">Foarte ușor se înțelege din Ioan capitolul 20 că Isus are un Tată; care îi este chiar Dumnezeu. Acest Tată este Yahweh care este Tatăl tuturor. Isus i-a învățat pe credincioși să se roage: ”Tatăl nostru care ești în ceruri, sfințească-se Numele Tău”. În Ioan 20:17, Isus face referire la același Tată din rugăciunea ”Tatăl nostru”. Când Isus rostește rugăciunea, El era pe pământ și totuși face referire la ”Tatăl nostru care </text:span><text:span text:style-name="T87">ești în ceruri</text:span><text:span text:style-name="T78">”. Deci Fiul era pe pământ și Tatăl (Yahweh) era în cer. </text:span><text:span text:style-name="T82">Ioan</text:span><text:span text:style-name="T78"> face </text:span><text:span text:style-name="T82">încă odată distincția între Tatăl și Fiul chiar în capitolul 20.</text:span></text:p>
      <text:p text:style-name="P50">Traducerea GBV 2001</text:p>
      <text:p text:style-name="P85">31. Dar acestea sunt scrise ca voi să credeţi că Isus este Hristosul, Fiul lui Dumnezeu, şi, crezând, să aveţi viaţă în Numele Lui.</text:p>
      <text:p text:style-name="P59"><text:span text:style-name="T78">Care este idea transmisă în versetul 31? Simplu: Isus este Unsul, Fiul lui Yahweh </text:span><text:span text:style-name="T83">și nu Yahweh însuși.</text:span></text:p>
      <text:p text:style-name="P58"><text:span text:style-name="T82">﻿</text:span><text:span text:style-name="T78"> </text:span></text:p>
      <text:p text:style-name="P92"><text:soft-page-break/><text:span text:style-name="T98">1 </text:span><text:span text:style-name="T97">I</text:span><text:span text:style-name="T96">oan </text:span><text:span text:style-name="T98">5:20</text:span></text:p>
      <text:p text:style-name="Heading"><text:span text:style-name="T98">T</text:span><text:span text:style-name="T96">raducerea GBV 2001</text:span></text:p>
      <text:p text:style-name="P71">“Şi ştim că Fiul lui Dumnezeu a venit şi ne-a dat pricepere, ca să Îl cunoaştem pe Cel adevărat; şi noi suntem în Cel adevărat, în Fiul Său, Isus Hristos. El este adevăratul Dumnezeu şi viaţă eternă”</text:p>
      <text:p text:style-name="P24">Acest verset este simplu, dar citit cu o anumită preconcepție doctrinală în minte poate fi înțeles greșit. Analiza versetului:</text:p>
      <text:p text:style-name="P25">Fiul lui Dumnezeu (Isus) a venit ca să putem să-L cunoaștem pe <text:span text:style-name="T86">Cel adevărat </text:span><text:span text:style-name="T88">([alethinos theh'-os])</text:span><text:span text:style-name="T90"> (adică Yahweh) și noi suntem în El (Yahweh), prin Fiul Său, Isus Unsul. El </text:span><text:span text:style-name="T93">[hou'tos]</text:span><text:span text:style-name="T90"> (</text:span><text:span text:style-name="T93">referindu-se la </text:span><text:span text:style-name="T90">Yahweh) este adevăratul Dumnezeu și viața eternă.</text:span></text:p>
      <text:p text:style-name="P24">Traducerea GBV 2001 Ioan 17:3 este cu totul deacord cu <text:span text:style-name="T101">1 Ioan 5:20</text:span>:</text:p>
      <text:p text:style-name="P79">”Şi aceasta este viaţa eternă, să Te cunoască pe Tine <text:span text:style-name="T100">(adică pe Yahweh)</text:span>, singurul <text:span text:style-name="T86">Dumnezeu adevărat </text:span><text:span text:style-name="T88">([alethinos theh'-os])</text:span>, şi pe Isus Hristos pe care L-ai trimis Tu.”</text:p>
      <text:p text:style-name="P67">[alethinos theh'-os] atât în Ioan 17:3 cât și în 1 Ioan 5:20 face referire la aceeași persoană, adică la Tatăl Yahweh. Ioan face foarte clară distincția între [alethinos theh'-os] și Isus Unsul pe care l-a trimis [alethinos theh'-os]</text:p>
      <text:p text:style-name="P64">Mulți din cei care aleg să creadă într-un dumnezeu întreit consideră că ”El” - adică [hou'tos] se referă la Isus Cristos, dar nu toți învățații sunt deacord cu această interpretare. Eruditul Universității Cambridge B.F. Westcott a scris despre asta: ”Cea mai naturală referire (a pronumelui [hou'tos]) este făcută la subiect, și nu la aproapele local, ci la ceea ce a fost dominant în mintea aposolului”. Cu alte cuvinte eruditul susține că [hou'tos] se referă la subiect și nu la cuvântul cel mai aproape de [hou'tos]. Subiectul în verset este Yahweh.</text:p>
      <text:p text:style-name="P65">Eruditul Dr. N. Turner spune că acest [hou'tos]: “Nu este necesar să se refere la substantivul cel mai apropiat, ci la substantivul care este cel mai viu în mintea scriitorului”</text:p>
      <text:p text:style-name="P66">Deseori [hou'tos] nu face referire la cel mai apropiat substantiv. Aceste exemple se găsesc în scripturile inspirate. <text:span text:style-name="T102">Ex:</text:span></text:p>
      <text:p text:style-name="P68">Traducerea GBV 2001 - 2 Ioan 7:</text:p>
      <text:p text:style-name="P74"><text:span text:style-name="T36">”</text:span><text:span text:style-name="T30">7. Pentru că mulţi înşelători au ieşit</text:span><text:bookmark text:name="fn6301071-title"/><text:span text:style-name="T30"> în lume, cei care nu-</text:span><text:span text:style-name="Emphasis"><text:span text:style-name="T30">L</text:span></text:span><text:span text:style-name="T30"> mărturisesc pe Isus Hristos venind în carne – acesta </text:span><text:span text:style-name="T31">[</text:span><text:span text:style-name="T37">hou'tos</text:span><text:span text:style-name="T31">]</text:span><text:span text:style-name="T30"> este înşelătorul şi antihristul. </text:span><text:span text:style-name="T31">Desigur că [hou'tos] nu se referă la cel mai apropiat antecedent (Isus), ci la substantivul de bază în context așa cum susțin erudiții amintiți mai sus.”</text:span></text:p>
      <text:p text:style-name="P75">Traducerea GBV 2001 – Ioan 1:40, 41</text:p>
      <text:p text:style-name="P83"><text:span text:style-name="T103">”</text:span>40. Era pe la ceasul al zecelea. Andrei, fratele lui Simon Petru, era unul dintre cei doi care auziseră de la Ioan şi L-au urmat (Pe <text:span text:style-name="T86">Isus</text:span> au urmat).</text:p>
      <text:p text:style-name="P83">41. <text:span text:style-name="T86">Acesta</text:span><text:span text:style-name="T90"> </text:span><text:span text:style-name="T94">[hou'tos]</text:span> l-a găsit întâi pe fratele său, Simon, şi i-a spus: „Noi L-am găsit pe Mesia“ (care, tradus, înseamnă: Hristos).<text:span text:style-name="T103">”</text:span></text:p>
      <text:p text:style-name="P26"><text:soft-page-break/>În acest verset la ce face referire <text:span text:style-name="T94">[hou'tos]? </text:span><text:span text:style-name="T90">Simplu. </text:span><text:span text:style-name="T95">N</text:span><text:span text:style-name="T90">u la substantivul cel mai apropiat de </text:span><text:span text:style-name="T94">[hou'tos], </text:span><text:span text:style-name="T90">ci la substantivul de bază din context așa cum susțin erudiții amintiți mai sus.</text:span></text:p>
      <text:p text:style-name="P69">Traducerea GBV 2001 – 1 Ioan 2:22</text:p>
      <text:p text:style-name="P80"><text:span text:style-name="T90">”Cine este mincinosul, dacă nu cel care tăgăduieşte că Isus este Hristosul? </text:span><text:span text:style-name="T86">Acesta</text:span><text:span text:style-name="T90"> </text:span><text:span text:style-name="T94">[hou'tos]</text:span><text:span text:style-name="T90"> este Antihristul: cel care tăgăduieşte pe Tatăl şi pe Fiul.”</text:span></text:p>
      <text:p text:style-name="P26"><text:span text:style-name="T90">În acest verset </text:span><text:span text:style-name="T94">[hou'tos] </text:span><text:span text:style-name="T90">face referire la Hristosul? Da, doar dacă aplicăm principiul greșit din 1 Ioan 5:20. Dacă </text:span><text:span text:style-name="T94">[hou'tos] </text:span><text:span text:style-name="T90">din 1 Ioan 5:20 se referă la Hristos, atunci și </text:span><text:span text:style-name="T94">[hou'tos] </text:span><text:span text:style-name="T90">din 1 Ioan 2:22 se referă la Hristos, ceea ce este o aberație. Este foarte simplu de înțeles, trebuie doar să avem mintea liberă de prejudecată și concepții preformate. </text:span><text:span text:style-name="T94">[hou'tos] </text:span><text:span text:style-name="T90">se referă la subiectul de bază în context pe care îl are în minte scriitorul.</text:span></text:p>
      <text:p text:style-name="P26"><text:span text:style-name="T90">La 1 Ioan 2:22 subiectul de bază în context este ”mincinosul” și </text:span><text:span text:style-name="T94">[hou'tos] </text:span><text:span text:style-name="T90">se referă la acel ”mincinos”, iar la 1 Ioan 5:20 subiectul de bază în context este Yahweh și </text:span><text:span text:style-name="T94">[hou'tos] </text:span><text:span text:style-name="T90">se referă la Yahweh.</text:span></text:p>
      <text:p text:style-name="P69">Vezi și Faptele Apostolilor 7:18,19 pentru exact aceeași situație.</text:p>
      <text:p text:style-name="P70">În concluzie sub nici o formă 1 Ioan 5:20 nu arată că Isus este Yahweh, ci versetul arată clar că Isus este Fiul Celui adevărat așa cum arată Ioan 17:3.</text:p>
      <text:p text:style-name="P93">Faptele Apostolilor 2:34-36</text:p>
      <text:p text:style-name="P101">Traducerea GBV 2001</text:p>
      <text:p text:style-name="P72">“34. Pentru că David nu s-a suit în ceruri, ci el însuşi spune: «Domnul a zis Domnului meu: Şezi la dreapta Mea, 35. până voi pune pe vrăjmaşii Tăi ca aşternut al picioarelor Tale».”</text:p>
      <text:p text:style-name="P38"><text:span text:style-name="T99">Faptul că în originalul ebraic la Psalmul 110 apare [Yahweh] și în scripturile grecești la Faptele Apostolilor 2:34-36 apare [</text:span><text:span text:style-name="T49">ho kurios</text:span><text:span text:style-name="T99">], sub nici o formă nu se poate înțelege că Yahweh este Isus. Motivele pentru care în ebraică apare numele lui Dumnezeu Yahweh și în scripturile grecești nu, sunt un subiect aparte care poate fi dezbătut ca un subiect de sine stătător.</text:span></text:p>
      <text:p text:style-name="P39"><text:span text:style-name="T99">A</text:span><text:span text:style-name="T96">cest verset face distincția clară între Iehova și Fiul Său Isus. Versetul spune că Dumnezeul Adevărat Iehova a spus lui Isus să stea la dreapta Lui (a lui Iehova) pană vrășmașii îi vor fi făcuți așternut al picioarelor Sale.</text:span></text:p>
      <text:p text:style-name="P94"><text:span text:style-name="T84">Faptele Apostolilor </text:span><text:span text:style-name="T85">20:28</text:span></text:p>
      <text:p text:style-name="P102">Traducerea GBV 2001</text:p>
      <text:p text:style-name="P73">Luaţi seama deci la voi înşivă şi la toată turma în care v-a pus Duhul Sfânt supraveghetori, ca să păstoriţi Adunarea lui Dumnezeu, pe care a cumpărat-o cu sângele Propriului Său Fiu.</text:p>
      <text:p text:style-name="P27">Traducerea GBV 2001 traduce cel mai corect acest text întocmai ca și traducerea lumii noi. Din traducerea GBV 2001 a acestui verset foarte bine puteți înțelege și dumneavoastră că apostolul exprimă: să se păstorească adunarea lui Yahweh pe care a cumpărat-o cu sângele propriului Fiu.</text:p>
      <text:p text:style-name="P27"><text:span text:style-name="T106">De ce oare traducerea GBV 2001 și multe alte traduceri trinitariene nu aleg să traducă acest verset </text:span><text:soft-page-break/><text:span text:style-name="T106">cu expresia ”pe care a cumpărat-o cu propriul Său sânge”? Așa cum v-ar place dumneavoastră? Simplu: din cauza celor două cuvinte grecești [tou idiou]. Aceste cuvinte urmează după expresia ”cu sângele”; prin urmare traducerea perfect corectă este: ”</text:span><text:span text:style-name="T32">cu sângele </text:span><text:span text:style-name="T33">P</text:span><text:span text:style-name="T32">ropriului</text:span><text:span text:style-name="T105">”; Un substantiv singular este de înțeles că ar urma după această expresie, foarte probabil cea mai apropiată ”rudenie” a lui Yahweh, anume Fiul Său.</text:span></text:p>
      <text:p text:style-name="P28">Eruditul J.H. Moulton <text:span text:style-name="T110">este perfect deacord cu aceasta</text:span> în lucrarea sa ”<text:span text:style-name="T30">A grammar of New Testament Greek”,</text:span><text:span text:style-name="T62"> volumul I (Prolegomena) </text:span><text:span text:style-name="T64">ediția 1930 pagina 90 paragraful 1 spune: </text:span><text:span text:style-name="T34">”Înainte de a lăsa [i'di-os] la o parte trebuie spus ceva cu privire la [ho i'-di-os] (valabil și pentru [tou i'di-os]) fără substantiv exprimat. Aceasta are loc la Ioan 1:11, 13:1; Fapte 4:23; 24:23. În papyri găsim forma singulară ca o formă de afecțiune către relații apropiate. În The Expositor VL iii. 277 am ales să citez aceasta ca o posibilă încurajare pentru aceia (încluzând B. Weiss) care ar traduce Fapte 20:28 'sângele aceluia care era al lui'”</text:span></text:p>
      <text:p text:style-name="P44">Enumăr câteva din traducerile care redau corect acest verset (<text:span text:style-name="T107">majoritatea traducerilor sunt</text:span> trinitariene):</text:p>
      <text:p text:style-name="P44">Traducerea GBV 2001; <text:span text:style-name="T107">The Holly Bible in Modern English de F. Fenton Londra; The Documents of <text:s/>the New Testament, Translated and Historically Arranged, de G. W. Wade Londra; Traducerea Lumii Noi; Today's English Version, American Bible Society, New York; The Translator's New Testament, British and Foreigh Bible Society, Londra; The Better Version of the New Testament, de Chester Estes, Muscle Shoals, Alabama.</text:span></text:p>
      <text:p text:style-name="P45">În urma celor de mai sus foarte ușor puteți înțelege că traducerea corectă în acest caz este cea redată de GBV 2001. În verset se spune evident: să se păstorească adunarea lui Yahweh pe care a cumpărat-o cu sângele propriului Său Fiu. </text:p>
      <text:p text:style-name="P45">În concluzie acest verset sub nici o formă nu poate fi un argument pentru a susține că Isus este Yahweh. În toată Biblia se face o distincție clară între Yahweh și Isus. <text:span text:style-name="T108">Apostolul Pavel face clar această distinție chiar în Faptele Apostolilor. Dovezile sunt multe dar voi aminti doar:</text:span></text:p>
      <text:p text:style-name="P46">Traducerea GBV 2001 <text:span text:style-name="T111">Faptele Apostolilor 4:27</text:span></text:p>
      <text:p text:style-name="P12">“Pentru că, într-adevăr, s-au adunat împreună în această cetate<text:bookmark text:name="fn4404271-title"/> împotriva Sfântului Tău Slujitor, Isus, pe care L-ai uns, atât Irod cât şi Ponţiu Pilat, împreună cu naţiunile şi cu popoarele lui Israel,”</text:p>
      <text:p text:style-name="P12"/>
      <text:p text:style-name="P13">Ușor înțelegem că Yahweh a uns pe slujitorul Său Isus. Deci unul este Yahweh și altul este Isus. Isus este Robul <text:span text:style-name="T109">sau Slujitorul</text:span> lui Yahweh.</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2T20:28:24.875488365</meta:creation-date>
    <dc:date>2015-06-30T23:49:51.967595654</dc:date>
    <meta:editing-duration>PT15H14M57S</meta:editing-duration>
    <meta:editing-cycles>64</meta:editing-cycles>
    <meta:generator>LibreOffice/4.2.8.2$Linux_X86_64 LibreOffice_project/420m0$Build-2</meta:generator>
    <meta:document-statistic meta:table-count="0" meta:image-count="0" meta:object-count="0" meta:page-count="9" meta:paragraph-count="129" meta:word-count="4062" meta:character-count="23889" meta:non-whitespace-character-count="19883"/>
  </office:meta>
</office:document-meta>
</file>